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hilbertprobs" draw:style-name="dp1" draw:master-page-name="Default">
        <draw:frame draw:style-name="gr1" draw:layer="layout" svg:width="11.989cm" svg:height="8.001cm" svg:x="0.006cm" svg:y="-0.001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spiralprobs" draw:style-name="dp1" draw:master-page-name="Default">
        <draw:frame draw:style-name="gr1" draw:layer="layout" svg:width="11.989cm" svg:height="8.001cm" svg:x="0.006cm" svg:y="-0.001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ncurveprobs" draw:style-name="dp1" draw:master-page-name="Default">
        <draw:frame draw:style-name="gr1" draw:layer="layout" svg:width="11.989cm" svg:height="8.001cm" svg:x="0.006cm" svg:y="-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alltime" draw:style-name="dp1" draw:master-page-name="Default">
        <draw:frame draw:style-name="gr1" draw:layer="layout" svg:width="11.989cm" svg:height="8.001cm" svg:x="0.006cm" svg:y="-0.00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89cm" fo:page-height="8.0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2:51:10</meta:creation-date>
    <dc:date>2010-08-15T15:03:11</dc:date>
    <dc:creator>Quignon </dc:creator>
    <meta:editing-duration>PT00H32M21S</meta:editing-duration>
    <meta:editing-cycles>2</meta:editing-cycles>
    <meta:generator>OpenOffice.org/3.2$Linux OpenOffice.org_project/320m12$Build-9483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4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86" chart:label-cell-address="local-table.$B$1" chart:class="chart:line">
            <chart:data-point chart:repeated="485"/>
          </chart:series>
          <chart:series chart:style-name="ch8" chart:values-cell-range-address="local-table.$C$2:.$C$486" chart:label-cell-address="local-table.$C$1" chart:class="chart:line">
            <chart:data-point chart:repeated="485"/>
          </chart:series>
          <chart:series chart:style-name="ch9" chart:values-cell-range-address="local-table.$D$2:.$D$486" chart:label-cell-address="local-table.$D$1" chart:class="chart:line">
            <chart:data-point chart:repeated="485"/>
          </chart:series>
          <chart:series chart:style-name="ch10" chart:values-cell-range-address="local-table.$E$2:.$E$486" chart:label-cell-address="local-table.$E$1" chart:class="chart:line">
            <chart:data-point chart:repeated="4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103448275862069">
                <text:p>0.10344827586206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.27906976744186">
                <text:p>0.27906976744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26530612244898">
                <text:p>0.26530612244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1.#NAN">
                <text:p>1.#NAN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  <table:table-cell office:value-type="float" office:value="1.#NAN">
                <text:p>1.#NAN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215384615384615">
                <text:p>0.215384615384615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1.#NAN">
                <text:p>1.#NAN</text:p>
              </table:table-cell>
              <table:table-cell office:value-type="float" office:value="0.208955223880597">
                <text:p>0.2089552238805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05479452054794">
                <text:p>0.2054794520547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246753246753247">
                <text:p>0.246753246753247</text:p>
              </table:table-cell>
              <table:table-cell office:value-type="float" office:value="1.#NAN">
                <text:p>1.#NAN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51898734177215">
                <text:p>0.151898734177215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216867469879518">
                <text:p>0.216867469879518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252873563218391">
                <text:p>0.252873563218391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1340206185567">
                <text:p>0.11340206185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37623762376238">
                <text:p>0.237623762376238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86915887850467">
                <text:p>0.18691588785046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192660550458716">
                <text:p>0.192660550458716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  <table:table-cell office:value-type="float" office:value="1.#NAN">
                <text:p>1.#NAN</text:p>
              </table:table-cell>
              <table:table-cell office:value-type="float" office:value="0.225225225225225">
                <text:p>0.225225225225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247787610619469">
                <text:p>0.247787610619469</text:p>
              </table:table-cell>
              <table:table-cell office:value-type="float" office:value="1.#NAN">
                <text:p>1.#NAN</text:p>
              </table:table-cell>
              <table:table-cell office:value-type="float" office:value="0.221238938053097">
                <text:p>0.221238938053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608695652174">
                <text:p>0.1826086956521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  <table:table-cell office:value-type="float" office:value="0.00411522633744856">
                <text:p>0.0041152263374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">
                <text:p>0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34453781512605">
                <text:p>0.134453781512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4876033057851">
                <text:p>0.214876033057851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214876033057851">
                <text:p>0.2148760330578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0">
                <text:p>0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28">
                <text:p>0.128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0">
                <text:p>0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37404580152672">
                <text:p>0.137404580152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601503759398">
                <text:p>0.240601503759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0">
                <text:p>0</text:p>
              </table:table-cell>
              <table:table-cell office:value-type="float" office:value="0.192592592592593">
                <text:p>0.192592592592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2481751824818">
                <text:p>0.182481751824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5827338129496">
                <text:p>0.215827338129496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172661870503597">
                <text:p>0.1726618705035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0">
                <text:p>0</text:p>
              </table:table-cell>
              <table:table-cell office:value-type="float" office:value="0.184397163120567">
                <text:p>0.184397163120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8811188811189">
                <text:p>0.188811188811189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">
                <text:p>0</text:p>
              </table:table-cell>
              <table:table-cell office:value-type="float" office:value="0.170068027210884">
                <text:p>0.170068027210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61073825503356">
                <text:p>0.1610738255033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18543046357616">
                <text:p>0.2185430463576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">
                <text:p>0</text:p>
              </table:table-cell>
              <table:table-cell office:value-type="float" office:value="0.189542483660131">
                <text:p>0.189542483660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38709677419355">
                <text:p>0.238709677419355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.219354838709677">
                <text:p>0.2193548387096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84713375796178">
                <text:p>0.18471337579617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7452229299363">
                <text:p>0.1974522292993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0">
                <text:p>0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53374233128834">
                <text:p>0.15337423312883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53374233128834">
                <text:p>0.1533742331288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">
                <text:p>0</text:p>
              </table:table-cell>
              <table:table-cell office:value-type="float" office:value="0.157575757575758">
                <text:p>0.1575757575757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97530864197531">
                <text:p>0.197530864197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21556886227545">
                <text:p>0.22155688622754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21556886227545">
                <text:p>0.221556886227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">
                <text:p>0</text:p>
              </table:table-cell>
              <table:table-cell office:value-type="float" office:value="0.198830409356725">
                <text:p>0.198830409356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73410404624277">
                <text:p>0.17341040462427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6531791907514">
                <text:p>0.1965317919075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6">
                <text:p>0.16</text:p>
              </table:table-cell>
              <table:table-cell office:value-type="float" office:value="0.189300411522634">
                <text:p>0.189300411522634</text:p>
              </table:table-cell>
              <table:table-cell office:value-type="float" office:value="0.211428571428571">
                <text:p>0.2114285714285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20338983050847">
                <text:p>0.220338983050847</text:p>
              </table:table-cell>
              <table:table-cell office:value-type="float" office:value="0">
                <text:p>0</text:p>
              </table:table-cell>
              <table:table-cell office:value-type="float" office:value="0.192090395480226">
                <text:p>0.192090395480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17877094972067">
                <text:p>0.217877094972067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5530726256983">
                <text:p>0.1955307262569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193370165745856">
                <text:p>0.1933701657458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13114754098361">
                <text:p>0.213114754098361</text:p>
              </table:table-cell>
              <table:table-cell office:value-type="float" office:value="0">
                <text:p>0</text:p>
              </table:table-cell>
              <table:table-cell office:value-type="float" office:value="0.153005464480874">
                <text:p>0.153005464480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03208556149733">
                <text:p>0.203208556149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16931216931217">
                <text:p>0.216931216931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41361256544503">
                <text:p>0.141361256544503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40837696335079">
                <text:p>0.240837696335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2435233160622">
                <text:p>0.21243523316062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43523316062176">
                <text:p>0.243523316062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94871794871795">
                <text:p>0.1948717948717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258883248731">
                <text:p>0.17258883248731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3045685279188">
                <text:p>0.203045685279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41206030150754">
                <text:p>0.24120603015075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90954773869347">
                <text:p>0.190954773869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3980099502488">
                <text:p>0.203980099502488</text:p>
              </table:table-cell>
              <table:table-cell office:value-type="float" office:value="0">
                <text:p>0</text:p>
              </table:table-cell>
              <table:table-cell office:value-type="float" office:value="0.238805970149254">
                <text:p>0.238805970149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1970443349754">
                <text:p>0.201970443349754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.157635467980296">
                <text:p>0.1576354679802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4878048780488">
                <text:p>0.204878048780488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09756097560976">
                <text:p>0.209756097560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1256038647343">
                <text:p>0.21256038647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67464114832536">
                <text:p>0.1674641148325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8957345971564">
                <text:p>0.189573459715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0">
                <text:p>0</text:p>
              </table:table-cell>
              <table:table-cell office:value-type="float" office:value="0.15962441314554">
                <text:p>0.159624413145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37209302325581">
                <text:p>0.2372093023255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8940092165899">
                <text:p>0.188940092165899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30414746543779">
                <text:p>0.230414746543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">
                <text:p>0</text:p>
              </table:table-cell>
              <table:table-cell office:value-type="float" office:value="0.19634703196347">
                <text:p>0.196347031963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1719457013575">
                <text:p>0.221719457013575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194570135746606">
                <text:p>0.194570135746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7309417040359">
                <text:p>0.19730941704035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4887892376682">
                <text:p>0.174887892376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95555555555556">
                <text:p>0.195555555555556</text:p>
              </table:table-cell>
              <table:table-cell office:value-type="float" office:value="0">
                <text:p>0</text:p>
              </table:table-cell>
              <table:table-cell office:value-type="float" office:value="0.195555555555556">
                <text:p>0.195555555555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58590308370044">
                <text:p>0.158590308370044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18942731277533">
                <text:p>0.189427312775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7772925764192">
                <text:p>0.18777292576419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13973799126638">
                <text:p>0.2139737991266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">
                <text:p>0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06008583690987">
                <text:p>0.20600858369098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97424892703863">
                <text:p>0.1974248927038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">
                <text:p>0.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72995780590717">
                <text:p>0.172995780590717</text:p>
              </table:table-cell>
              <table:table-cell office:value-type="float" office:value="0">
                <text:p>0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8284518828452">
                <text:p>0.188284518828452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.234309623430962">
                <text:p>0.234309623430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36514522821577">
                <text:p>0.23651452282157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13991769547325">
                <text:p>0.213991769547325</text:p>
              </table:table-cell>
              <table:table-cell office:value-type="float" office:value="0">
                <text:p>0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00413223140495868">
                <text:p>0.004132231404958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8423236514523">
                <text:p>0.17842323651452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40663900414938">
                <text:p>0.2406639004149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58995815899582">
                <text:p>0.158995815899582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55230125523013">
                <text:p>0.255230125523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181434599156118">
                <text:p>0.181434599156118</text:p>
              </table:table-cell>
              <table:table-cell office:value-type="float" office:value="0">
                <text:p>0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82978723404255">
                <text:p>0.18297872340425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04255319148936">
                <text:p>0.204255319148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0300429184549">
                <text:p>0.210300429184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6051502145923">
                <text:p>0.2360515021459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0">
                <text:p>0</text:p>
              </table:table-cell>
              <table:table-cell office:value-type="float" office:value="0.199134199134199">
                <text:p>0.1991341991341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09606986899563">
                <text:p>0.209606986899563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0616740088106">
                <text:p>0.180616740088106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8237885462555">
                <text:p>0.1982378854625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111111111111">
                <text:p>0.191111111111111</text:p>
              </table:table-cell>
              <table:table-cell office:value-type="float" office:value="0">
                <text:p>0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183856502242">
                <text:p>0.2331838565022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8144796380091">
                <text:p>0.208144796380091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03619909502262">
                <text:p>0.2036199095022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0">
                <text:p>0</text:p>
              </table:table-cell>
              <table:table-cell office:value-type="float" office:value="0.210045662100457">
                <text:p>0.2100456621004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.188940092165899">
                <text:p>0.1889400921658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8604651162791">
                <text:p>0.21860465116279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23255813953488">
                <text:p>0.2232558139534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5843621399177">
                <text:p>0.065843621399177</text:p>
              </table:table-cell>
              <table:table-cell office:value-type="float" office:value="0.234741784037559">
                <text:p>0.234741784037559</text:p>
              </table:table-cell>
              <table:table-cell office:value-type="float" office:value="0">
                <text:p>0</text:p>
              </table:table-cell>
              <table:table-cell office:value-type="float" office:value="0.215962441314554">
                <text:p>0.2159624413145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70616113744076">
                <text:p>0.170616113744076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.218009478672986">
                <text:p>0.2180094786729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91387559808612">
                <text:p>0.19138755980861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96172248803828">
                <text:p>0.1961722488038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185365853658537">
                <text:p>0.185365853658537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.180487804878049">
                <text:p>0.180487804878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31527093596059">
                <text:p>0.231527093596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69154228855721">
                <text:p>0.169154228855721</text:p>
              </table:table-cell>
              <table:table-cell office:value-type="float" office:value="0">
                <text:p>0</text:p>
              </table:table-cell>
              <table:table-cell office:value-type="float" office:value="0.199004975124378">
                <text:p>0.1990049751243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6030150753769">
                <text:p>0.206030150753769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.201005025125628">
                <text:p>0.201005025125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187817258883249">
                <text:p>0.187817258883249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87817258883249">
                <text:p>0.187817258883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">
                <text:p>0</text:p>
              </table:table-cell>
              <table:table-cell office:value-type="float" office:value="0.241025641025641">
                <text:p>0.2410256410256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76954732510288">
                <text:p>0.17695473251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17616580310881">
                <text:p>0.2176165803108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72774869109948">
                <text:p>0.1727748691099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60493827160494">
                <text:p>0.16049382716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783783783784">
                <text:p>0.183783783783784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.207650273224044">
                <text:p>0.207650273224044</text:p>
              </table:table-cell>
              <table:table-cell office:value-type="float" office:value="0">
                <text:p>0</text:p>
              </table:table-cell>
              <table:table-cell office:value-type="float" office:value="0.191256830601093">
                <text:p>0.1912568306010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68724279835391">
                <text:p>0.16872427983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12707182320442">
                <text:p>0.12707182320442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59668508287293">
                <text:p>0.2596685082872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45810055865922">
                <text:p>0.245810055865922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">
                <text:p>0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823045267489712">
                <text:p>0.0823045267489712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653179190751">
                <text:p>0.219653179190751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.248554913294798">
                <text:p>0.2485549132947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6374269005848">
                <text:p>0.216374269005848</text:p>
              </table:table-cell>
              <table:table-cell office:value-type="float" office:value="0">
                <text:p>0</text:p>
              </table:table-cell>
              <table:table-cell office:value-type="float" office:value="0.187134502923977">
                <text:p>0.1871345029239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36686390532544">
                <text:p>0.2366863905325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31687242798354">
                <text:p>0.131687242798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45508982035928">
                <text:p>0.24550898203592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15568862275449">
                <text:p>0.215568862275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.187878787878788">
                <text:p>0.187878787878788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214723926380368">
                <text:p>0.214723926380368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192546583850932">
                <text:p>0.1925465838509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267080745341615">
                <text:p>0.2670807453416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99588477366255">
                <text:p>0.0699588477366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">
                <text:p>0</text:p>
              </table:table-cell>
              <table:table-cell office:value-type="float" office:value="0.232704402515723">
                <text:p>0.2327044025157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22929936305732">
                <text:p>0.222929936305732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56378600823045">
                <text:p>0.15637860082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">
                <text:p>0.2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02614379084967">
                <text:p>0.202614379084967</text:p>
              </table:table-cell>
              <table:table-cell office:value-type="float" office:value="0">
                <text:p>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3456790123457">
                <text:p>0.123456790123457</text:p>
              </table:table-cell>
              <table:table-cell office:value-type="float" office:value="0">
                <text:p>0</text:p>
              </table:table-cell>
              <table:table-cell office:value-type="float" office:value="0.193415637860082">
                <text:p>0.19341563786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178807947019868">
                <text:p>0.1788079470198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06995884773663">
                <text:p>0.106995884773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0.127572016460905">
                <text:p>0.127572016460905</text:p>
              </table:table-cell>
              <table:table-cell office:value-type="float" office:value="0.208053691275168">
                <text:p>0.208053691275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49659863945578">
                <text:p>0.149659863945578</text:p>
              </table:table-cell>
              <table:table-cell office:value-type="float" office:value="0">
                <text:p>0</text:p>
              </table:table-cell>
              <table:table-cell office:value-type="float" office:value="0.251700680272109">
                <text:p>0.2517006802721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0.119341563786008">
                <text:p>0.119341563786008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.164609053497942">
                <text:p>0.164609053497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0.135802469135802">
                <text:p>0.135802469135802</text:p>
              </table:table-cell>
              <table:table-cell office:value-type="float" office:value="0.27972027972028">
                <text:p>0.27972027972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81893004115226">
                <text:p>0.0781893004115226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0">
                <text:p>0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0.11522633744856">
                <text:p>0.1152263374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01438848920863">
                <text:p>0.201438848920863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194244604316547">
                <text:p>0.194244604316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87654320987654">
                <text:p>0.0987654320987654</text:p>
              </table:table-cell>
              <table:table-cell office:value-type="float" office:value="0">
                <text:p>0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46502057613169">
                <text:p>0.0946502057613169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.240875912408759">
                <text:p>0.2408759124087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905349794238683">
                <text:p>0.090534979423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">
                <text:p>0</text:p>
              </table:table-cell>
              <table:table-cell office:value-type="float" office:value="0.139917695473251">
                <text:p>0.13991769547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33082706766917">
                <text:p>0.233082706766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76131687242798">
                <text:p>0.0576131687242798</text:p>
              </table:table-cell>
              <table:table-cell office:value-type="float" office:value="0">
                <text:p>0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64197530864197">
                <text:p>0.0864197530864197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0.152263374485597">
                <text:p>0.152263374485597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2880658436214">
                <text:p>0.102880658436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1.#NAN">
                <text:p>1.#NAN</text:p>
              </table:table-cell>
              <table:table-cell office:value-type="float" office:value="0.170542635658915">
                <text:p>0.1705426356589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#NAN">
                <text:p>1.#NAN</text:p>
              </table:table-cell>
              <table:table-cell office:value-type="float" office:value="0.216">
                <text:p>0.216</text:p>
              </table:table-cell>
              <table:table-cell office:value-type="float" office:value="1.#NAN">
                <text:p>1.#NAN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1.#NAN">
                <text:p>1.#NAN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#NAN">
                <text:p>1.#NAN</text:p>
              </table:table-cell>
              <table:table-cell office:value-type="float" office:value="0.239669421487603">
                <text:p>0.239669421487603</text:p>
              </table:table-cell>
              <table:table-cell office:value-type="float" office:value="1.#NAN">
                <text:p>1.#NAN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#NAN">
                <text:p>1.#NAN</text:p>
              </table:table-cell>
              <table:table-cell office:value-type="float" office:value="0.210084033613445">
                <text:p>0.21008403361344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247863247863248">
                <text:p>0.247863247863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#NAN">
                <text:p>1.#NAN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1.#NAN">
                <text:p>1.#NAN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.194690265486726">
                <text:p>0.1946902654867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261261261261261">
                <text:p>0.261261261261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0.220183486238532">
                <text:p>0.220183486238532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0.214953271028037">
                <text:p>0.214953271028037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0.16504854368932">
                <text:p>0.16504854368932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#NAN">
                <text:p>1.#NAN</text:p>
              </table:table-cell>
              <table:table-cell office:value-type="float" office:value="0.287128712871287">
                <text:p>0.287128712871287</text:p>
              </table:table-cell>
              <table:table-cell office:value-type="float" office:value="1.#NAN">
                <text:p>1.#NAN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#NAN">
                <text:p>1.#NAN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1.#NAN">
                <text:p>1.#NAN</text:p>
              </table:table-cell>
              <table:table-cell office:value-type="float" office:value="0.242424242424242">
                <text:p>0.2424242424242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#NAN">
                <text:p>1.#NAN</text:p>
              </table:table-cell>
              <table:table-cell office:value-type="float" office:value="0.175257731958763">
                <text:p>0.175257731958763</text:p>
              </table:table-cell>
              <table:table-cell office:value-type="float" office:value="1.#NAN">
                <text:p>1.#NAN</text:p>
              </table:table-cell>
              <table:table-cell office:value-type="float" office:value="0.195876288659794">
                <text:p>0.1958762886597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.221052631578947">
                <text:p>0.221052631578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#NAN">
                <text:p>1.#NAN</text:p>
              </table:table-cell>
              <table:table-cell office:value-type="float" office:value="0.182795698924731">
                <text:p>0.1827956989247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#NAN">
                <text:p>1.#NAN</text:p>
              </table:table-cell>
              <table:table-cell office:value-type="float" office:value="0.241758241758242">
                <text:p>0.241758241758242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#NAN">
                <text:p>1.#NAN</text:p>
              </table:table-cell>
              <table:table-cell office:value-type="float" office:value="0.258426966292135">
                <text:p>0.258426966292135</text:p>
              </table:table-cell>
              <table:table-cell office:value-type="float" office:value="1.#NAN">
                <text:p>1.#NAN</text:p>
              </table:table-cell>
              <table:table-cell office:value-type="float" office:value="0.269662921348315">
                <text:p>0.269662921348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0.35632183908046">
                <text:p>0.35632183908046</text:p>
              </table:table-cell>
              <table:table-cell office:value-type="float" office:value="1.#NAN">
                <text:p>1.#NAN</text:p>
              </table:table-cell>
              <table:table-cell office:value-type="float" office:value="0.229885057471264">
                <text:p>0.2298850574712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#NAN">
                <text:p>1.#NAN</text:p>
              </table:table-cell>
              <table:table-cell office:value-type="float" office:value="0.223529411764706">
                <text:p>0.22352941176470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#NAN">
                <text:p>1.#NAN</text:p>
              </table:table-cell>
              <table:table-cell office:value-type="float" office:value="0.253012048192771">
                <text:p>0.253012048192771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.0886075949367089">
                <text:p>0.08860759493670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#NAN">
                <text:p>1.#NAN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#NAN">
                <text:p>1.#NAN</text:p>
              </table:table-cell>
              <table:table-cell office:value-type="float" office:value="0.273972602739726">
                <text:p>0.273972602739726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#NAN">
                <text:p>1.#NAN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1.#NAN">
                <text:p>1.#NAN</text:p>
              </table:table-cell>
              <table:table-cell office:value-type="float" office:value="0.188405797101449">
                <text:p>0.1884057971014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1.#NAN">
                <text:p>1.#NAN</text:p>
              </table:table-cell>
              <table:table-cell office:value-type="float" office:value="0.194029850746269">
                <text:p>0.1940298507462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0.288135593220339">
                <text:p>0.288135593220339</text:p>
              </table:table-cell>
              <table:table-cell office:value-type="float" office:value="1.#NAN">
                <text:p>1.#NAN</text:p>
              </table:table-cell>
              <table:table-cell office:value-type="float" office:value="0.220338983050847">
                <text:p>0.220338983050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#NAN">
                <text:p>1.#NAN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0.290909090909091">
                <text:p>0.290909090909091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#NAN">
                <text:p>1.#NAN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#NAN">
                <text:p>1.#NAN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1.#NAN">
                <text:p>1.#NAN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#NAN">
                <text:p>1.#NAN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#NAN">
                <text:p>1.#NAN</text:p>
              </table:table-cell>
              <table:table-cell office:value-type="float" office:value="0.32">
                <text:p>0.32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#NAN">
                <text:p>1.#NAN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#NAN">
                <text:p>1.#NAN</text:p>
              </table:table-cell>
              <table:table-cell office:value-type="float" office:value="0.294117647058823">
                <text:p>0.294117647058823</text:p>
              </table:table-cell>
              <table:table-cell office:value-type="float" office:value="1.#NAN">
                <text:p>1.#NAN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#NAN">
                <text:p>1.#NAN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#NAN">
                <text:p>1.#NAN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#NAN">
                <text:p>1.#NAN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12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02" chart:label-cell-address="local-table.$B$1" chart:class="chart:line">
            <chart:data-point chart:repeated="1201"/>
          </chart:series>
          <chart:series chart:style-name="ch8" chart:values-cell-range-address="local-table.$C$2:.$C$1202" chart:label-cell-address="local-table.$C$1" chart:class="chart:line">
            <chart:data-point chart:repeated="1201"/>
          </chart:series>
          <chart:series chart:style-name="ch9" chart:values-cell-range-address="local-table.$D$2:.$D$1202" chart:label-cell-address="local-table.$D$1" chart:class="chart:line">
            <chart:data-point chart:repeated="1201"/>
          </chart:series>
          <chart:series chart:style-name="ch10" chart:values-cell-range-address="local-table.$E$2:.$E$1202" chart:label-cell-address="local-table.$E$1" chart:class="chart:line">
            <chart:data-point chart:repeated="1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08">
                <text:p>0.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1.#NAN">
                <text:p>1.#NAN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1.#NAN">
                <text:p>1.#NAN</text:p>
              </table:table-cell>
              <table:table-cell office:value-type="float" office:value="0.0967741935483871">
                <text:p>0.0967741935483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0540540540540541">
                <text:p>0.0540540540540541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62790697674419">
                <text:p>0.162790697674419</text:p>
              </table:table-cell>
              <table:table-cell office:value-type="float" office:value="1.#NAN">
                <text:p>1.#NAN</text:p>
              </table:table-cell>
              <table:table-cell office:value-type="float" office:value="0.209302325581395">
                <text:p>0.209302325581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  <table:table-cell office:value-type="float" office:value="1.#NAN">
                <text:p>1.#NAN</text:p>
              </table:table-cell>
              <table:table-cell office:value-type="float" office:value="0.226415094339623">
                <text:p>0.226415094339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12280701754386">
                <text:p>0.12280701754386</text:p>
              </table:table-cell>
              <table:table-cell office:value-type="float" office:value="1.#NAN">
                <text:p>1.#NAN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  <table:table-cell office:value-type="float" office:value="1.#NAN">
                <text:p>1.#NAN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1.#NAN">
                <text:p>1.#NAN</text:p>
              </table:table-cell>
              <table:table-cell office:value-type="float" office:value="0.0793650793650794">
                <text:p>0.0793650793650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04477611940299">
                <text:p>0.104477611940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1.#NAN">
                <text:p>1.#NAN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.253521126760563">
                <text:p>0.253521126760563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.178082191780822">
                <text:p>0.178082191780822</text:p>
              </table:table-cell>
              <table:table-cell office:value-type="float" office:value="1.#NAN">
                <text:p>1.#NAN</text:p>
              </table:table-cell>
              <table:table-cell office:value-type="float" office:value="0.26027397260274">
                <text:p>0.2602739726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  <table:table-cell office:value-type="float" office:value="1.#NAN">
                <text:p>1.#NAN</text:p>
              </table:table-cell>
              <table:table-cell office:value-type="float" office:value="0.228915662650602">
                <text:p>0.228915662650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.129411764705882">
                <text:p>0.129411764705882</text:p>
              </table:table-cell>
              <table:table-cell office:value-type="float" office:value="1.#NAN">
                <text:p>1.#NAN</text:p>
              </table:table-cell>
              <table:table-cell office:value-type="float" office:value="0.258823529411765">
                <text:p>0.258823529411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.183908045977011">
                <text:p>0.183908045977011</text:p>
              </table:table-cell>
              <table:table-cell office:value-type="float" office:value="1.#NAN">
                <text:p>1.#NAN</text:p>
              </table:table-cell>
              <table:table-cell office:value-type="float" office:value="0.0804597701149425">
                <text:p>0.08045977011494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.168539325842697">
                <text:p>0.168539325842697</text:p>
              </table:table-cell>
              <table:table-cell office:value-type="float" office:value="1.#NAN">
                <text:p>1.#NAN</text:p>
              </table:table-cell>
              <table:table-cell office:value-type="float" office:value="0.247191011235955">
                <text:p>0.247191011235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  <table:table-cell office:value-type="float" office:value="1.#NAN">
                <text:p>1.#NAN</text:p>
              </table:table-cell>
              <table:table-cell office:value-type="float" office:value="0.164835164835165">
                <text:p>0.1648351648351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.150537634408602">
                <text:p>0.150537634408602</text:p>
              </table:table-cell>
              <table:table-cell office:value-type="float" office:value="1.#NAN">
                <text:p>1.#NAN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.216494845360825">
                <text:p>0.216494845360825</text:p>
              </table:table-cell>
              <table:table-cell office:value-type="float" office:value="1.#NAN">
                <text:p>1.#NAN</text:p>
              </table:table-cell>
              <table:table-cell office:value-type="float" office:value="0.268041237113402">
                <text:p>0.268041237113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.247524752475248">
                <text:p>0.247524752475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.123809523809524">
                <text:p>0.123809523809524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.149532710280374">
                <text:p>0.149532710280374</text:p>
              </table:table-cell>
              <table:table-cell office:value-type="float" office:value="1.#NAN">
                <text:p>1.#NAN</text:p>
              </table:table-cell>
              <table:table-cell office:value-type="float" office:value="0.130841121495327">
                <text:p>0.1308411214953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.238532110091743">
                <text:p>0.238532110091743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1.#NAN">
                <text:p>1.#NAN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.176991150442478">
                <text:p>0.176991150442478</text:p>
              </table:table-cell>
              <table:table-cell office:value-type="float" office:value="1.#NAN">
                <text:p>1.#NAN</text:p>
              </table:table-cell>
              <table:table-cell office:value-type="float" office:value="0.185840707964602">
                <text:p>0.1858407079646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.147826086956522">
                <text:p>0.147826086956522</text:p>
              </table:table-cell>
              <table:table-cell office:value-type="float" office:value="1.#NAN">
                <text:p>1.#NAN</text:p>
              </table:table-cell>
              <table:table-cell office:value-type="float" office:value="0.208695652173913">
                <text:p>0.2086956521739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.11965811965812">
                <text:p>0.11965811965812</text:p>
              </table:table-cell>
              <table:table-cell office:value-type="float" office:value="1.#NAN">
                <text:p>1.#NAN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.100840336134454">
                <text:p>0.100840336134454</text:p>
              </table:table-cell>
              <table:table-cell office:value-type="float" office:value="1.#NAN">
                <text:p>1.#NAN</text:p>
              </table:table-cell>
              <table:table-cell office:value-type="float" office:value="0.260504201680672">
                <text:p>0.260504201680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.198347107438017">
                <text:p>0.198347107438017</text:p>
              </table:table-cell>
              <table:table-cell office:value-type="float" office:value="1.#NAN">
                <text:p>1.#NAN</text:p>
              </table:table-cell>
              <table:table-cell office:value-type="float" office:value="0.140495867768595">
                <text:p>0.140495867768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.0813008130081301">
                <text:p>0.0813008130081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.104">
                <text:p>0.104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1.#NAN">
                <text:p>1.#NAN</text:p>
              </table:table-cell>
              <table:table-cell office:value-type="float" office:value="0.149606299212598">
                <text:p>0.149606299212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.124031007751938">
                <text:p>0.1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.131782945736434">
                <text:p>0.131782945736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.206106870229008">
                <text:p>0.206106870229008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.12781954887218">
                <text:p>0.12781954887218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1.#NAN">
                <text:p>1.#NAN</text:p>
              </table:table-cell>
              <table:table-cell office:value-type="float" office:value="0.153284671532847">
                <text:p>0.1532846715328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.115107913669065">
                <text:p>0.115107913669065</text:p>
              </table:table-cell>
              <table:table-cell office:value-type="float" office:value="1.#NAN">
                <text:p>1.#NAN</text:p>
              </table:table-cell>
              <table:table-cell office:value-type="float" office:value="0.244604316546763">
                <text:p>0.244604316546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.#NAN">
                <text:p>1.#NAN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1.#NAN">
                <text:p>1.#NAN</text:p>
              </table:table-cell>
              <table:table-cell office:value-type="float" office:value="0.251748251748252">
                <text:p>0.251748251748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.0896551724137931">
                <text:p>0.0896551724137931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1.#NAN">
                <text:p>1.#NAN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.147651006711409">
                <text:p>0.147651006711409</text:p>
              </table:table-cell>
              <table:table-cell office:value-type="float" office:value="1.#NAN">
                <text:p>1.#NAN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1.#NAN">
                <text:p>1.#NAN</text:p>
              </table:table-cell>
              <table:table-cell office:value-type="float" office:value="0.139072847682119">
                <text:p>0.139072847682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.#NAN">
                <text:p>1.#NAN</text:p>
              </table:table-cell>
              <table:table-cell office:value-type="float" office:value="0.141935483870968">
                <text:p>0.141935483870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.178343949044586">
                <text:p>0.17834394904458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.119496855345912">
                <text:p>0.119496855345912</text:p>
              </table:table-cell>
              <table:table-cell office:value-type="float" office:value="1.#NAN">
                <text:p>1.#NAN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.128834355828221">
                <text:p>0.128834355828221</text:p>
              </table:table-cell>
              <table:table-cell office:value-type="float" office:value="1.#NAN">
                <text:p>1.#NAN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.0848484848484848">
                <text:p>0.08484848484848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.119760479041916">
                <text:p>0.119760479041916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.171597633136095">
                <text:p>0.171597633136095</text:p>
              </table:table-cell>
              <table:table-cell office:value-type="float" office:value="1.#NAN">
                <text:p>1.#NAN</text:p>
              </table:table-cell>
              <table:table-cell office:value-type="float" office:value="0.195266272189349">
                <text:p>0.1952662721893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.152046783625731">
                <text:p>0.152046783625731</text:p>
              </table:table-cell>
              <table:table-cell office:value-type="float" office:value="1.#NAN">
                <text:p>1.#NAN</text:p>
              </table:table-cell>
              <table:table-cell office:value-type="float" office:value="0.0818713450292398">
                <text:p>0.08187134502923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1.#NAN">
                <text:p>1.#NAN</text:p>
              </table:table-cell>
              <table:table-cell office:value-type="float" office:value="0.167630057803468">
                <text:p>0.167630057803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0.325714285714286">
                <text:p>0.325714285714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21468926553672">
                <text:p>0.06214689265536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.201117318435754">
                <text:p>0.201117318435754</text:p>
              </table:table-cell>
              <table:table-cell office:value-type="float" office:value="1.#NAN">
                <text:p>1.#NAN</text:p>
              </table:table-cell>
              <table:table-cell office:value-type="float" office:value="0.229050279329609">
                <text:p>0.229050279329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.143646408839779">
                <text:p>0.143646408839779</text:p>
              </table:table-cell>
              <table:table-cell office:value-type="float" office:value="1.#NAN">
                <text:p>1.#NAN</text:p>
              </table:table-cell>
              <table:table-cell office:value-type="float" office:value="0.176795580110497">
                <text:p>0.1767955801104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.174863387978142">
                <text:p>0.174863387978142</text:p>
              </table:table-cell>
              <table:table-cell office:value-type="float" office:value="1.#NAN">
                <text:p>1.#NAN</text:p>
              </table:table-cell>
              <table:table-cell office:value-type="float" office:value="0.087431693989071">
                <text:p>0.0874316939890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192513368983957">
                <text:p>0.1925133689839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  <table:table-cell office:value-type="float" office:value="1.#NAN">
                <text:p>1.#NAN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183246073298429">
                <text:p>0.183246073298429</text:p>
              </table:table-cell>
              <table:table-cell office:value-type="float" office:value="1.#NAN">
                <text:p>1.#NAN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143589743589744">
                <text:p>0.143589743589744</text:p>
              </table:table-cell>
              <table:table-cell office:value-type="float" office:value="1.#NAN">
                <text:p>1.#NAN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165829145728643">
                <text:p>0.165829145728643</text:p>
              </table:table-cell>
              <table:table-cell office:value-type="float" office:value="1.#NAN">
                <text:p>1.#NAN</text:p>
              </table:table-cell>
              <table:table-cell office:value-type="float" office:value="0.331658291457286">
                <text:p>0.331658291457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159203980099502">
                <text:p>0.159203980099502</text:p>
              </table:table-cell>
              <table:table-cell office:value-type="float" office:value="1.#NAN">
                <text:p>1.#NAN</text:p>
              </table:table-cell>
              <table:table-cell office:value-type="float" office:value="0.0248756218905473">
                <text:p>0.02487562189054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108374384236453">
                <text:p>0.108374384236453</text:p>
              </table:table-cell>
              <table:table-cell office:value-type="float" office:value="1.#NAN">
                <text:p>1.#NAN</text:p>
              </table:table-cell>
              <table:table-cell office:value-type="float" office:value="0.330049261083744">
                <text:p>0.3300492610837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183574879227053">
                <text:p>0.183574879227053</text:p>
              </table:table-cell>
              <table:table-cell office:value-type="float" office:value="1.#NAN">
                <text:p>1.#NAN</text:p>
              </table:table-cell>
              <table:table-cell office:value-type="float" office:value="0.0628019323671498">
                <text:p>0.0628019323671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218009478672986">
                <text:p>0.218009478672986</text:p>
              </table:table-cell>
              <table:table-cell office:value-type="float" office:value="1.#NAN">
                <text:p>1.#NAN</text:p>
              </table:table-cell>
              <table:table-cell office:value-type="float" office:value="0.170616113744076">
                <text:p>0.1706161137440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2018779342723">
                <text:p>0.2018779342723</text:p>
              </table:table-cell>
              <table:table-cell office:value-type="float" office:value="1.#NAN">
                <text:p>1.#NAN</text:p>
              </table:table-cell>
              <table:table-cell office:value-type="float" office:value="0.117370892018779">
                <text:p>0.1173708920187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111627906976744">
                <text:p>0.111627906976744</text:p>
              </table:table-cell>
              <table:table-cell office:value-type="float" office:value="1.#NAN">
                <text:p>1.#NAN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15207373271889">
                <text:p>0.115207373271889</text:p>
              </table:table-cell>
              <table:table-cell office:value-type="float" office:value="1.#NAN">
                <text:p>1.#NAN</text:p>
              </table:table-cell>
              <table:table-cell office:value-type="float" office:value="0.23963133640553">
                <text:p>0.239631336405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  <table:table-cell office:value-type="float" office:value="1.#NAN">
                <text:p>1.#NAN</text:p>
              </table:table-cell>
              <table:table-cell office:value-type="float" office:value="0.105022831050228">
                <text:p>0.1050228310502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57918552036199">
                <text:p>0.25791855203619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17777777777778">
                <text:p>0.217777777777778</text:p>
              </table:table-cell>
              <table:table-cell office:value-type="float" office:value="1.#NAN">
                <text:p>1.#NAN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.202643171806167">
                <text:p>0.2026431718061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1.#NAN">
                <text:p>1.#NAN</text:p>
              </table:table-cell>
              <table:table-cell office:value-type="float" office:value="0.209606986899563">
                <text:p>0.209606986899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.0779220779220779">
                <text:p>0.07792207792207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1931330472103">
                <text:p>0.1931330472103</text:p>
              </table:table-cell>
              <table:table-cell office:value-type="float" office:value="1.#NAN">
                <text:p>1.#NAN</text:p>
              </table:table-cell>
              <table:table-cell office:value-type="float" office:value="0.150214592274678">
                <text:p>0.1502145922746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251063829787234">
                <text:p>0.251063829787234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0675105485232067">
                <text:p>0.0675105485232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192468619246862">
                <text:p>0.192468619246862</text:p>
              </table:table-cell>
              <table:table-cell office:value-type="float" office:value="1.#NAN">
                <text:p>1.#NAN</text:p>
              </table:table-cell>
              <table:table-cell office:value-type="float" office:value="0.364016736401674">
                <text:p>0.364016736401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203319502074689">
                <text:p>0.203319502074689</text:p>
              </table:table-cell>
              <table:table-cell office:value-type="float" office:value="1.#NAN">
                <text:p>1.#NAN</text:p>
              </table:table-cell>
              <table:table-cell office:value-type="float" office:value="0.20746887966805">
                <text:p>0.207468879668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151020408163265">
                <text:p>0.151020408163265</text:p>
              </table:table-cell>
              <table:table-cell office:value-type="float" office:value="1.#NAN">
                <text:p>1.#NAN</text:p>
              </table:table-cell>
              <table:table-cell office:value-type="float" office:value="0.240816326530612">
                <text:p>0.240816326530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1.#NAN">
                <text:p>1.#NAN</text:p>
              </table:table-cell>
              <table:table-cell office:value-type="float" office:value="0.137651821862348">
                <text:p>0.137651821862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232931726907631">
                <text:p>0.232931726907631</text:p>
              </table:table-cell>
              <table:table-cell office:value-type="float" office:value="1.#NAN">
                <text:p>1.#NAN</text:p>
              </table:table-cell>
              <table:table-cell office:value-type="float" office:value="0.0883534136546185">
                <text:p>0.088353413654618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183266932270916">
                <text:p>0.183266932270916</text:p>
              </table:table-cell>
              <table:table-cell office:value-type="float" office:value="1.#NAN">
                <text:p>1.#NAN</text:p>
              </table:table-cell>
              <table:table-cell office:value-type="float" office:value="0.167330677290837">
                <text:p>0.1673306772908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114624505928854">
                <text:p>0.114624505928854</text:p>
              </table:table-cell>
              <table:table-cell office:value-type="float" office:value="1.#NAN">
                <text:p>1.#NAN</text:p>
              </table:table-cell>
              <table:table-cell office:value-type="float" office:value="0.177865612648221">
                <text:p>0.177865612648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219607843137255">
                <text:p>0.219607843137255</text:p>
              </table:table-cell>
              <table:table-cell office:value-type="float" office:value="1.#NAN">
                <text:p>1.#NAN</text:p>
              </table:table-cell>
              <table:table-cell office:value-type="float" office:value="0.0901960784313726">
                <text:p>0.0901960784313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0.171206225680934">
                <text:p>0.171206225680934</text:p>
              </table:table-cell>
              <table:table-cell office:value-type="float" office:value="1.#NAN">
                <text:p>1.#NAN</text:p>
              </table:table-cell>
              <table:table-cell office:value-type="float" office:value="0.221789883268482">
                <text:p>0.2217898832684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0.127413127413127">
                <text:p>0.127413127413127</text:p>
              </table:table-cell>
              <table:table-cell office:value-type="float" office:value="1.#NAN">
                <text:p>1.#NAN</text:p>
              </table:table-cell>
              <table:table-cell office:value-type="float" office:value="0.247104247104247">
                <text:p>0.247104247104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  <table:table-cell office:value-type="float" office:value="1.#NAN">
                <text:p>1.#NAN</text:p>
              </table:table-cell>
              <table:table-cell office:value-type="float" office:value="0.053639846743295">
                <text:p>0.0536398467432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0.167300380228137">
                <text:p>0.167300380228137</text:p>
              </table:table-cell>
              <table:table-cell office:value-type="float" office:value="1.#NAN">
                <text:p>1.#NAN</text:p>
              </table:table-cell>
              <table:table-cell office:value-type="float" office:value="0.178707224334601">
                <text:p>0.178707224334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0.181132075471698">
                <text:p>0.181132075471698</text:p>
              </table:table-cell>
              <table:table-cell office:value-type="float" office:value="1.#NAN">
                <text:p>1.#NAN</text:p>
              </table:table-cell>
              <table:table-cell office:value-type="float" office:value="0.222641509433962">
                <text:p>0.2226415094339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0.142322097378277">
                <text:p>0.142322097378277</text:p>
              </table:table-cell>
              <table:table-cell office:value-type="float" office:value="1.#NAN">
                <text:p>1.#NAN</text:p>
              </table:table-cell>
              <table:table-cell office:value-type="float" office:value="0.0711610486891386">
                <text:p>0.07116104868913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0.104089219330855">
                <text:p>0.104089219330855</text:p>
              </table:table-cell>
              <table:table-cell office:value-type="float" office:value="1.#NAN">
                <text:p>1.#NAN</text:p>
              </table:table-cell>
              <table:table-cell office:value-type="float" office:value="0.297397769516729">
                <text:p>0.297397769516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0.177121771217712">
                <text:p>0.177121771217712</text:p>
              </table:table-cell>
              <table:table-cell office:value-type="float" office:value="1.#NAN">
                <text:p>1.#NAN</text:p>
              </table:table-cell>
              <table:table-cell office:value-type="float" office:value="0.169741697416974">
                <text:p>0.1697416974169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92727272727273">
                <text:p>0.192727272727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0.1985559566787">
                <text:p>0.1985559566787</text:p>
              </table:table-cell>
              <table:table-cell office:value-type="float" office:value="1.#NAN">
                <text:p>1.#NAN</text:p>
              </table:table-cell>
              <table:table-cell office:value-type="float" office:value="0.0830324909747292">
                <text:p>0.0830324909747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0.0716845878136201">
                <text:p>0.0716845878136201</text:p>
              </table:table-cell>
              <table:table-cell office:value-type="float" office:value="1.#NAN">
                <text:p>1.#NAN</text:p>
              </table:table-cell>
              <table:table-cell office:value-type="float" office:value="0.100358422939068">
                <text:p>0.100358422939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1.#NAN">
                <text:p>1.#NAN</text:p>
              </table:table-cell>
              <table:table-cell office:value-type="float" office:value="0.199288256227758">
                <text:p>0.1992882562277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0.113074204946996">
                <text:p>0.113074204946996</text:p>
              </table:table-cell>
              <table:table-cell office:value-type="float" office:value="1.#NAN">
                <text:p>1.#NAN</text:p>
              </table:table-cell>
              <table:table-cell office:value-type="float" office:value="0.286219081272085">
                <text:p>0.286219081272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1.#NAN">
                <text:p>1.#NAN</text:p>
              </table:table-cell>
              <table:table-cell office:value-type="float" office:value="0.108771929824561">
                <text:p>0.1087719298245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0.250871080139373">
                <text:p>0.250871080139373</text:p>
              </table:table-cell>
              <table:table-cell office:value-type="float" office:value="1.#NAN">
                <text:p>1.#NAN</text:p>
              </table:table-cell>
              <table:table-cell office:value-type="float" office:value="0.184668989547038">
                <text:p>0.1846689895470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0.110726643598616">
                <text:p>0.110726643598616</text:p>
              </table:table-cell>
              <table:table-cell office:value-type="float" office:value="1.#NAN">
                <text:p>1.#NAN</text:p>
              </table:table-cell>
              <table:table-cell office:value-type="float" office:value="0.221453287197232">
                <text:p>0.2214532871972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0.261168384879725">
                <text:p>0.261168384879725</text:p>
              </table:table-cell>
              <table:table-cell office:value-type="float" office:value="1.#NAN">
                <text:p>1.#NAN</text:p>
              </table:table-cell>
              <table:table-cell office:value-type="float" office:value="0.0687285223367698">
                <text:p>0.06872852233676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0.136518771331058">
                <text:p>0.136518771331058</text:p>
              </table:table-cell>
              <table:table-cell office:value-type="float" office:value="1.#NAN">
                <text:p>1.#NAN</text:p>
              </table:table-cell>
              <table:table-cell office:value-type="float" office:value="0.194539249146758">
                <text:p>0.194539249146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0.233898305084746">
                <text:p>0.233898305084746</text:p>
              </table:table-cell>
              <table:table-cell office:value-type="float" office:value="1.#NAN">
                <text:p>1.#NAN</text:p>
              </table:table-cell>
              <table:table-cell office:value-type="float" office:value="0.159322033898305">
                <text:p>0.1593220338983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1.#NAN">
                <text:p>1.#NAN</text:p>
              </table:table-cell>
              <table:table-cell office:value-type="float" office:value="0.063973063973064">
                <text:p>0.0639730639730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1.#NAN">
                <text:p>1.#NAN</text:p>
              </table:table-cell>
              <table:table-cell office:value-type="float" office:value="0.190635451505017">
                <text:p>0.1906354515050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76079734219269">
                <text:p>0.176079734219269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9169435215947">
                <text:p>0.2491694352159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5610561056106">
                <text:p>0.10561056105610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27062706270627">
                <text:p>0.06270627062706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0819672131148">
                <text:p>0.15081967213114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0491803278689">
                <text:p>0.170491803278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36807817589577">
                <text:p>0.13680781758957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1726384364821">
                <text:p>0.2117263843648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16504854368932">
                <text:p>0.11650485436893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67202572347267">
                <text:p>0.1672025723472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05431309904153">
                <text:p>0.10543130990415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3642172523962">
                <text:p>0.2236421725239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9206349206349">
                <text:p>0.14920634920634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391167192429">
                <text:p>0.28391167192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182965299685">
                <text:p>0.1261829652996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3761755485893">
                <text:p>0.203761755485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685358255452">
                <text:p>0.18068535825545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809968847352025">
                <text:p>0.08099688473520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1455108359133">
                <text:p>0.1114551083591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75541795665635">
                <text:p>0.2755417956656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4615384615385">
                <text:p>0.14461538461538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1538461538462">
                <text:p>0.2615384615384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9847094801223">
                <text:p>0.14984709480122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978593272171254">
                <text:p>0.09785932721712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0607902735562">
                <text:p>0.20060790273556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88753799392097">
                <text:p>0.2887537993920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44712990936556">
                <text:p>0.24471299093655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57099697885196">
                <text:p>0.157099697885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8138138138138">
                <text:p>0.13813813813813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10810810810811">
                <text:p>0.08108108108108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865671641791045">
                <text:p>0.086567164179104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53731343283582">
                <text:p>0.253731343283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46290801186944">
                <text:p>0.2462908011869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01780415430267">
                <text:p>0.2017804154302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6194690265487">
                <text:p>0.1061946902654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52492668621701">
                <text:p>0.15249266862170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8885630498534">
                <text:p>0.1788856304985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0758017492711">
                <text:p>0.1807580174927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59420289855072">
                <text:p>0.15942028985507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405797101449275">
                <text:p>0.04057971014492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84438040345821">
                <text:p>0.184438040345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985590778098">
                <text:p>0.149855907780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59598853868195">
                <text:p>0.085959885386819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78223495702006">
                <text:p>0.3782234957020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6524216524216">
                <text:p>0.21652421652421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626780626780627">
                <text:p>0.06267806267806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5977337110482">
                <text:p>0.13597733711048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2464589235127">
                <text:p>0.2124645892351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00840336134454">
                <text:p>0.1008403361344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58774373259053">
                <text:p>0.15877437325905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2339832869081">
                <text:p>0.2423398328690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21606648199446">
                <text:p>0.22160664819944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60664819944598">
                <text:p>0.1606648199445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98898071625344">
                <text:p>0.0798898071625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41095890410959">
                <text:p>0.241095890410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45205479452055">
                <text:p>0.1452054794520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9891008174387">
                <text:p>0.11989100817438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15258855585831">
                <text:p>0.2152588555858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50135501355">
                <text:p>0.1355013550135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3821138211382">
                <text:p>0.113821138211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3941018766756">
                <text:p>0.1394101876675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06434316353887">
                <text:p>0.2064343163538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237333333333333">
                <text:p>0.23733333333333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693333333333333">
                <text:p>0.0693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4244031830239">
                <text:p>0.2042440318302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4696569920844">
                <text:p>0.18469656992084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53298153034301">
                <text:p>0.253298153034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509186351706">
                <text:p>0.26509186351706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13648293963255">
                <text:p>0.08136482939632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38381201044386">
                <text:p>0.138381201044386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2323759791123">
                <text:p>0.172323759791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35064935064935">
                <text:p>0.13506493506493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402597402597">
                <text:p>0.197402597402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67958656330749">
                <text:p>0.16795865633074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62015503875969">
                <text:p>0.062015503875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72236503856041">
                <text:p>0.17223650385604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8508997429306">
                <text:p>0.2185089974293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66240409207161">
                <text:p>0.16624040920716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66240409207161">
                <text:p>0.1662404092071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19592875318066">
                <text:p>0.1195928753180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9058524173028">
                <text:p>0.0890585241730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69620253164557">
                <text:p>0.169620253164557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0506329113924">
                <text:p>0.2405063291139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057934508816">
                <text:p>0.141057934508816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78841309823678">
                <text:p>0.1788413098236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4488778054863">
                <text:p>0.20448877805486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11970074812968">
                <text:p>0.2119700748129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3473945409429">
                <text:p>0.20347394540942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3622828784119">
                <text:p>0.1836228287841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50617283950617">
                <text:p>0.15061728395061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567901234567901">
                <text:p>0.05679012345679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4103194103194">
                <text:p>0.19410319410319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54034229828851">
                <text:p>0.15403422982885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339853300733496">
                <text:p>0.3398533007334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2214111922141">
                <text:p>0.19221411192214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27250608272506">
                <text:p>0.08272506082725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2590799031477">
                <text:p>0.1259079903147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08232445520581">
                <text:p>0.2082324455205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49397590361446">
                <text:p>0.14939759036144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5180722891566">
                <text:p>0.1951807228915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58273381294964">
                <text:p>0.15827338129496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743405275779376">
                <text:p>0.0743405275779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43198090692124">
                <text:p>0.14319809069212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52983293556086">
                <text:p>0.252983293556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80285035629454">
                <text:p>0.28028503562945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1520190023753">
                <text:p>0.1615201900237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60756501182033">
                <text:p>0.16075650118203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3529411764706">
                <text:p>0.1435294117647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75294117647059">
                <text:p>0.2752941176470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4519906323185">
                <text:p>0.1451990632318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94379391100703">
                <text:p>0.1943793911007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30536130536131">
                <text:p>0.13053613053613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02331002331">
                <text:p>0.10023310023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10904872389791">
                <text:p>0.31090487238979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385150812065">
                <text:p>0.14385150812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24711316397229">
                <text:p>0.12471131639722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14780600461894">
                <text:p>0.2147806004618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8620689655172">
                <text:p>0.158620689655172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0827586206896552">
                <text:p>0.08275862068965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33409610983982">
                <text:p>0.2334096109839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8451025056948">
                <text:p>0.1184510250569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91799544419134">
                <text:p>0.39179954441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929705215419501">
                <text:p>0.09297052154195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3498871331828">
                <text:p>0.15349887133182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69300225733634">
                <text:p>0.1693002257336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1123595505618">
                <text:p>0.2112359550561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1797752808989">
                <text:p>0.16179775280898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4228187919463">
                <text:p>0.13422818791946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27740492170022">
                <text:p>0.0827740492170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7082405345212">
                <text:p>0.18708240534521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49443207126949">
                <text:p>0.2494432071269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75166297117517">
                <text:p>0.17516629711751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17294900221729">
                <text:p>0.2172949002217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6865342163355">
                <text:p>0.1368653421633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05077262693157">
                <text:p>0.09050772626931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41758241758242">
                <text:p>0.2417582417582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59737417943107">
                <text:p>0.1597374179431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0809628008752735">
                <text:p>0.080962800875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28540305010893">
                <text:p>0.128540305010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0871459694989107">
                <text:p>0.08714596949891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82212581344902">
                <text:p>0.182212581344902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86550976138829">
                <text:p>0.1865509761388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5183585313175">
                <text:p>0.20518358531317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87904967602592">
                <text:p>0.187904967602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217204301075269">
                <text:p>0.21720430107526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01075268817204">
                <text:p>0.1010752688172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160599571734475">
                <text:p>0.16059957173447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03426124197002">
                <text:p>0.203426124197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83368869936034">
                <text:p>0.18336886993603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32409381663113">
                <text:p>0.32409381663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46496815286624">
                <text:p>0.146496815286624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0828025477707006">
                <text:p>0.0828025477707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20507399577167">
                <text:p>0.12050739957716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7188160676533">
                <text:p>0.2071881606765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18947368421053">
                <text:p>0.2189473684210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7547169811321">
                <text:p>0.20754716981132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59538784067086">
                <text:p>0.0859538784067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16910229645094">
                <text:p>0.11691022964509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90187891440501">
                <text:p>0.2901878914405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91268191268191">
                <text:p>0.191268191268191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3347193347193">
                <text:p>0.1933471933471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927536231884">
                <text:p>0.144927536231884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52577319587629">
                <text:p>0.15257731958762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1134020618557">
                <text:p>0.1711340206185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97125256673511">
                <text:p>0.19712525667351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7864476386037">
                <text:p>0.178644763860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04294478527607">
                <text:p>0.10429447852760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313645621181263">
                <text:p>0.31364562118126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162932790224">
                <text:p>0.201629327902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50101419878296">
                <text:p>0.150101419878296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9066937119675">
                <text:p>0.219066937119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256565656565657">
                <text:p>0.256565656565657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0868686868686869">
                <text:p>0.08686868686868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0523138832998">
                <text:p>0.2052313883299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1146881287726">
                <text:p>0.191146881287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434869739479">
                <text:p>0.174348697394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186372745490982">
                <text:p>0.1863727454909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81437125748503">
                <text:p>0.28143712574850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239520958083832">
                <text:p>0.0239520958083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0934393638171">
                <text:p>0.1093439363817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6441351888668">
                <text:p>0.264413518886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8415841584158">
                <text:p>0.1584158415841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55445544554455">
                <text:p>0.255445544554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5542406311637">
                <text:p>0.1755424063116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887573964497041">
                <text:p>0.08875739644970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17878192534381">
                <text:p>0.11787819253438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67190569744597">
                <text:p>0.26719056974459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21135029354207">
                <text:p>0.2211350293542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30604288499025">
                <text:p>0.13060428849902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682261208576998">
                <text:p>0.06822612085769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349417637271215">
                <text:p>0.034941763727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2815533980583">
                <text:p>0.17281553398058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84466019417476">
                <text:p>0.1844660194174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226305609284333">
                <text:p>0.226305609284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77263969171484">
                <text:p>0.17726396917148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019267822736">
                <text:p>0.100192678227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218809980806142">
                <text:p>0.218809980806142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30326295585413">
                <text:p>0.230326295585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37667304015296">
                <text:p>0.137667304015296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10325047801147">
                <text:p>0.210325047801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63809523809524">
                <text:p>0.163809523809524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00952380952381">
                <text:p>0.1009523809523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75142314990512">
                <text:p>0.275142314990512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888045540797">
                <text:p>0.168880455407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2022684310019">
                <text:p>0.17202268431001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45746691871456">
                <text:p>0.2457466918714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71374764595104">
                <text:p>0.171374764595104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866290018832392">
                <text:p>0.08662900188323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4202626641651">
                <text:p>0.242026266416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35514018691589">
                <text:p>0.23551401869158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50467289719626">
                <text:p>0.2504672897196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30353817504655">
                <text:p>0.130353817504655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2793296089386">
                <text:p>0.05027932960893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94990723562152">
                <text:p>0.2949907235621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2569316081331">
                <text:p>0.212569316081331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34935304990758">
                <text:p>0.1349353049907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211786372007366">
                <text:p>0.21178637200736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28729281767956">
                <text:p>0.08287292817679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3394495412844">
                <text:p>0.13394495412844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214678899082569">
                <text:p>0.2146788990825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86471663619744">
                <text:p>0.186471663619744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6581352833638">
                <text:p>0.2065813528336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41430948419301">
                <text:p>0.14143094841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.138433515482696">
                <text:p>0.13843351548269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2568306010929">
                <text:p>0.125683060109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94192377495463">
                <text:p>0.194192377495463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99637023593466">
                <text:p>0.1996370235934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4665461121157">
                <text:p>0.144665461121157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33273056057866">
                <text:p>0.2332730560578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0828828828828829">
                <text:p>0.08288288288288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35188509874327">
                <text:p>0.23518850987432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90305206463196">
                <text:p>0.190305206463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10912343470483">
                <text:p>0.110912343470483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41502683363148">
                <text:p>0.2415026833631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360071301247772">
                <text:p>0.360071301247772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2095914742451">
                <text:p>0.142095914742451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38010657193606">
                <text:p>0.2380106571936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185840707964602">
                <text:p>0.185840707964602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49584026622296">
                <text:p>0.0249584026622296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49911816578483">
                <text:p>0.149911816578483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0899470899470899">
                <text:p>0.08994708994708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193321616871705">
                <text:p>0.19332161687170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4288224956063">
                <text:p>0.2442882249560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4725457570715">
                <text:p>0.164725457570715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253940455341506">
                <text:p>0.25394045534150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94395796847636">
                <text:p>0.1943957968476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58813263525305">
                <text:p>0.158813263525305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04712041884817">
                <text:p>0.1047120418848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3261231281198">
                <text:p>0.043261231281198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203478260869565">
                <text:p>0.2034782608695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175043327556326">
                <text:p>0.175043327556326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66897746967071">
                <text:p>0.2668977469670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51986183074266">
                <text:p>0.1519861830742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1623488773748">
                <text:p>0.1416234887737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.17039586919105">
                <text:p>0.17039586919105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222030981067126">
                <text:p>0.2220309810671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212692967409949">
                <text:p>0.2126929674099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0478632478632479">
                <text:p>0.0478632478632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206132879046">
                <text:p>0.17206132879046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214650766609881">
                <text:p>0.2146507666098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74872665534805">
                <text:p>0.174872665534805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.247877758913413">
                <text:p>0.247877758913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2165820642978">
                <text:p>0.22165820642978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09983079526227">
                <text:p>0.1099830795262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711635750422">
                <text:p>0.146711635750422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264755480607083">
                <text:p>0.2647554806070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89915966386555">
                <text:p>0.18991596638655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280672268907563">
                <text:p>0.2806722689075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9500831946755">
                <text:p>0.0299500831946755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154103852596315">
                <text:p>0.154103852596315</text:p>
              </table:table-cell>
              <table:table-cell office:value-type="float" office:value="0.154742096505824">
                <text:p>0.154742096505824</text:p>
              </table:table-cell>
              <table:table-cell office:value-type="float" office:value="0.0519262981574539">
                <text:p>0.05192629815745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73044925124792">
                <text:p>0.173044925124792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30383973288815">
                <text:p>0.23038397328881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93823038397329">
                <text:p>0.2938230383973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61397670549085">
                <text:p>0.161397670549085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169717138103161">
                <text:p>0.16971713810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206322795341098">
                <text:p>0.20632279534109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26455906821963">
                <text:p>0.126455906821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630615640599">
                <text:p>0.1630615640599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225375626043406">
                <text:p>0.225375626043406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.0784641068447412">
                <text:p>0.07846410684474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">
                <text:p>0</text:p>
              </table:table-cell>
              <table:table-cell office:value-type="float" office:value="0.0282861896838602">
                <text:p>0.028286189683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750418760469">
                <text:p>0.16750418760469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5963149078727">
                <text:p>0.259631490787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198319327731092">
                <text:p>0.1983193277310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20168067226891">
                <text:p>0.2201680672268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82695507487521">
                <text:p>0.0382695507487521</text:p>
              </table:table-cell>
              <table:table-cell office:value-type="float" office:value="0">
                <text:p>0</text:p>
              </table:table-cell>
              <table:table-cell office:value-type="float" office:value="0.133111480865225">
                <text:p>0.13311148086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155143338954469">
                <text:p>0.155143338954469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39966273187184">
                <text:p>0.1399662731871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46422628951747">
                <text:p>0.146422628951747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191201353637902">
                <text:p>0.191201353637902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06598984771574">
                <text:p>0.1065989847715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81663837011885">
                <text:p>0.18166383701188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22410865874363">
                <text:p>0.2224108658743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5025553662692">
                <text:p>0.155025553662692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0732538330494">
                <text:p>0.1107325383304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211965811965812">
                <text:p>0.2119658119658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6089193825043">
                <text:p>0.156089193825043</text:p>
              </table:table-cell>
              <table:table-cell office:value-type="float" office:value="0.0232945091514143">
                <text:p>0.0232945091514143</text:p>
              </table:table-cell>
              <table:table-cell office:value-type="float" office:value="0.360205831903945">
                <text:p>0.3602058319039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8261617900172">
                <text:p>0.208261617900172</text:p>
              </table:table-cell>
              <table:table-cell office:value-type="float" office:value="0.136439267886855">
                <text:p>0.136439267886855</text:p>
              </table:table-cell>
              <table:table-cell office:value-type="float" office:value="0.0912220309810671">
                <text:p>0.09122203098106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32778702163062">
                <text:p>0.0332778702163062</text:p>
              </table:table-cell>
              <table:table-cell office:value-type="float" office:value="0.150259067357513">
                <text:p>0.150259067357513</text:p>
              </table:table-cell>
              <table:table-cell office:value-type="float" office:value="0.138103161397671">
                <text:p>0.138103161397671</text:p>
              </table:table-cell>
              <table:table-cell office:value-type="float" office:value="0.252158894645941">
                <text:p>0.2521588946459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181975736568458">
                <text:p>0.18197573656845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103986135182">
                <text:p>0.201039861351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3477537437604">
                <text:p>0.13477537437604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382608695652174">
                <text:p>0.03826086956521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151832460732984">
                <text:p>0.15183246073298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307155322862129">
                <text:p>0.307155322862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151414309484193">
                <text:p>0.15141430948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.259194395796848">
                <text:p>0.259194395796848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180385288966725">
                <text:p>0.1803852889667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8804920913884">
                <text:p>0.18804920913884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124780316344464">
                <text:p>0.1247803163444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266222961730449">
                <text:p>0.0266222961730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5220458553792">
                <text:p>0.125220458553792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225749559082892">
                <text:p>0.2257495590828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82300884955752">
                <text:p>0.18230088495575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207079646017699">
                <text:p>0.2070796460176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29662522202487">
                <text:p>0.12966252220248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01243339253996">
                <text:p>0.1012433392539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  <table:table-cell office:value-type="float" office:value="0.0366056572379368">
                <text:p>0.03660565723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71122994652406">
                <text:p>0.1711229946524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44901610017889">
                <text:p>0.144901610017889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262969588550984">
                <text:p>0.2629695885509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.211849192100539">
                <text:p>0.21184919210053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4129263913824">
                <text:p>0.1041292639138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09009009009009">
                <text:p>0.2090090090090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21981981981982">
                <text:p>0.219819819819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547920433996">
                <text:p>0.24954792043399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508166969147">
                <text:p>0.20508166969147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0490018148820327">
                <text:p>0.04900181488203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48086522462562">
                <text:p>0.148086522462562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.12568306010929">
                <text:p>0.12568306010929</text:p>
              </table:table-cell>
              <table:table-cell office:value-type="float" office:value="0.143094841930116">
                <text:p>0.143094841930116</text:p>
              </table:table-cell>
              <table:table-cell office:value-type="float" office:value="0.176684881602914">
                <text:p>0.1766848816029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44758735440932">
                <text:p>0.144758735440932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6636197440585">
                <text:p>0.166361974405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93784277879342">
                <text:p>0.1937842778793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24770642201835">
                <text:p>0.124770642201835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0788990825688073">
                <text:p>0.07889908256880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6261510128913">
                <text:p>0.20626151012891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390423572744015">
                <text:p>0.3904235727440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29205175600739">
                <text:p>0.229205175600739</text:p>
              </table:table-cell>
              <table:table-cell office:value-type="float" office:value="0.0449251247920133">
                <text:p>0.0449251247920133</text:p>
              </table:table-cell>
              <table:table-cell office:value-type="float" office:value="0.216266173752311">
                <text:p>0.2162661737523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78107606679035">
                <text:p>0.178107606679035</text:p>
              </table:table-cell>
              <table:table-cell office:value-type="float" office:value="0.121464226289517">
                <text:p>0.121464226289517</text:p>
              </table:table-cell>
              <table:table-cell office:value-type="float" office:value="0.0797773654916512">
                <text:p>0.07977736549165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26629422718808">
                <text:p>0.126629422718808</text:p>
              </table:table-cell>
              <table:table-cell office:value-type="float" office:value="0.153078202995008">
                <text:p>0.153078202995008</text:p>
              </table:table-cell>
              <table:table-cell office:value-type="float" office:value="0.264432029795158">
                <text:p>0.2644320297951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49750415973378">
                <text:p>0.149750415973378</text:p>
              </table:table-cell>
              <table:table-cell office:value-type="float" office:value="0.233644859813084">
                <text:p>0.233644859813084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203738317757009">
                <text:p>0.2037383177570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51969981238274">
                <text:p>0.151969981238274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.0787992495309569">
                <text:p>0.07879924953095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63841807909605">
                <text:p>0.163841807909605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95856873822975">
                <text:p>0.1958568738229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.181474480151229">
                <text:p>0.181474480151229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213610586011342">
                <text:p>0.2136105860113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227703984819734">
                <text:p>0.22770398481973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11954459203036">
                <text:p>0.1119544592030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482529118136439">
                <text:p>0.0482529118136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515806988352745">
                <text:p>0.0515806988352745</text:p>
              </table:table-cell>
              <table:table-cell office:value-type="float" office:value="0.165714285714286">
                <text:p>0.165714285714286</text:p>
              </table:table-cell>
              <table:table-cell office:value-type="float" office:value="0.123128119800333">
                <text:p>0.123128119800333</text:p>
              </table:table-cell>
              <table:table-cell office:value-type="float" office:value="0.177142857142857">
                <text:p>0.1771428571428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755258126195">
                <text:p>0.135755258126195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252390057361377">
                <text:p>0.25239005736137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93857965451056">
                <text:p>0.193857965451056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.0882917466410749">
                <text:p>0.08829174664107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26455906821963">
                <text:p>0.126455906821963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86897880539499">
                <text:p>0.18689788053949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40655105973025">
                <text:p>0.140655105973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47582205029014">
                <text:p>0.2475822050290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83495145631068">
                <text:p>0.0834951456310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8069883527454">
                <text:p>0.158069883527454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15973377703827">
                <text:p>0.0415973377703827</text:p>
              </table:table-cell>
              <table:table-cell office:value-type="float" office:value="0.15009746588694">
                <text:p>0.15009746588694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2904483430799">
                <text:p>0.2729044834307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9823874755382">
                <text:p>0.18982387475538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89823874755382">
                <text:p>0.1898238747553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5559921414538">
                <text:p>0.135559921414538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113948919449902">
                <text:p>0.1139489194499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89349112426036">
                <text:p>0.189349112426036</text:p>
              </table:table-cell>
              <table:table-cell office:value-type="float" office:value="0.139767054908486">
                <text:p>0.139767054908486</text:p>
              </table:table-cell>
              <table:table-cell office:value-type="float" office:value="0.157790927021696">
                <text:p>0.1577909270216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74257425742574">
                <text:p>0.174257425742574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129783693843594">
                <text:p>0.12978369384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01391650099404">
                <text:p>0.10139165009940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7236580516899">
                <text:p>0.1272365805168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77445109780439">
                <text:p>0.277445109780439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39520958083832">
                <text:p>0.2395209580838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19800332778702">
                <text:p>0.119800332778702</text:p>
              </table:table-cell>
              <table:table-cell office:value-type="float" office:value="0.164328657314629">
                <text:p>0.16432865731462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66533066132264">
                <text:p>0.2665330661322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89134808853119">
                <text:p>0.18913480885311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925553319919517">
                <text:p>0.0925553319919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8585858585859">
                <text:p>0.258585858585859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206060606060606">
                <text:p>0.2060606060606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52129817444219">
                <text:p>0.152129817444219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9492900608519">
                <text:p>0.2494929006085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3462321792261">
                <text:p>0.30346232179226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53564154786151">
                <text:p>0.075356415478615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31447587354409">
                <text:p>0.13144758735440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02249488752556">
                <text:p>0.102249488752556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31083844580777">
                <text:p>0.2310838445807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82751540041068">
                <text:p>0.182751540041068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3552361396304">
                <text:p>0.2135523613963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99334442595674">
                <text:p>0.0399334442595674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167010309278351">
                <text:p>0.16701030927835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0762886597938144">
                <text:p>0.07628865979381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465890183028286">
                <text:p>0.046589018302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46997929606625">
                <text:p>0.14699792960662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69151138716356">
                <text:p>0.269151138716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74636174636175">
                <text:p>0.17463617463617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147609147609148">
                <text:p>0.1476091476091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.112734864300626">
                <text:p>0.11273486430062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501043841336117">
                <text:p>0.05010438413361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13836477987421">
                <text:p>0.2138364779874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9706498951782">
                <text:p>0.197064989517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58562367864693">
                <text:p>0.15856236786469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01479915433404">
                <text:p>0.1014799154334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348195329087">
                <text:p>0.163481953290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73885350318471">
                <text:p>0.2738853503184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24792013311148">
                <text:p>0.124792013311148</text:p>
              </table:table-cell>
              <table:table-cell office:value-type="float" office:value="0.174840085287846">
                <text:p>0.174840085287846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81236673773987">
                <text:p>0.1812366737739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73447537473233">
                <text:p>0.17344753747323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835117773019272">
                <text:p>0.08351177730192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74193548387097">
                <text:p>0.174193548387097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159139784946237">
                <text:p>0.1591397849462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03023758099352">
                <text:p>0.203023758099352</text:p>
              </table:table-cell>
              <table:table-cell office:value-type="float" office:value="0.0499168053244592">
                <text:p>0.0499168053244592</text:p>
              </table:table-cell>
              <table:table-cell office:value-type="float" office:value="0.207343412526998">
                <text:p>0.2073434125269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118136439267887">
                <text:p>0.1181364392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720173535792">
                <text:p>0.188720173535792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086767895878525">
                <text:p>0.0867678958785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636165577342">
                <text:p>0.12636165577342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252723311546841">
                <text:p>0.2527233115468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28119800332779">
                <text:p>0.128119800332779</text:p>
              </table:table-cell>
              <table:table-cell office:value-type="float" office:value="0.148796498905908">
                <text:p>0.148796498905908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273522975929978">
                <text:p>0.2735229759299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34065934065934">
                <text:p>0.134065934065934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01098901098901">
                <text:p>0.1010989010989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306843267108168">
                <text:p>0.30684326710816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565723793677205">
                <text:p>0.0565723793677205</text:p>
              </table:table-cell>
              <table:table-cell office:value-type="float" office:value="0.16629711751663">
                <text:p>0.166297117516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04899777282851">
                <text:p>0.204899777282851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0712694877505568">
                <text:p>0.07126948775055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.143176733780761">
                <text:p>0.143176733780761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.212527964205817">
                <text:p>0.2125279642058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184269662921348">
                <text:p>0.184269662921348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75280898876404">
                <text:p>0.1752808988764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.173814898419865">
                <text:p>0.173814898419865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37697516930023">
                <text:p>0.13769751693002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9024943310658">
                <text:p>0.229024943310658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1927437641723">
                <text:p>0.1519274376417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36674259681093">
                <text:p>0.136674259681093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5125284738041">
                <text:p>0.2551252847380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39588100686499">
                <text:p>0.139588100686499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3798627002288">
                <text:p>0.082379862700228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88505747126437">
                <text:p>0.188505747126437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26436781609195">
                <text:p>0.1264367816091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22401847575058">
                <text:p>0.122401847575058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.337182448036951">
                <text:p>0.3371824480369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82362728785358">
                <text:p>0.0582362728785358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308584686774942">
                <text:p>0.308584686774942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487238979118329">
                <text:p>0.04872389791183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18881118881119">
                <text:p>0.11888111888111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228438228438228">
                <text:p>0.228438228438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38173302107728">
                <text:p>0.13817330210772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34192037470726">
                <text:p>0.234192037470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49084858569052">
                <text:p>0.054908485856905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.105882352941176">
                <text:p>0.105882352941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51300236406619">
                <text:p>0.151300236406619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98581560283688">
                <text:p>0.1985815602836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0981697171381">
                <text:p>0.10981697171381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268408551068884">
                <text:p>0.268408551068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7648456057007">
                <text:p>0.187648456057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5035799522673">
                <text:p>0.1503579952267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0763723150357995">
                <text:p>0.07637231503579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59952038369">
                <text:p>0.175059952038369</text:p>
              </table:table-cell>
              <table:table-cell office:value-type="float" office:value="0.103161397670549">
                <text:p>0.103161397670549</text:p>
              </table:table-cell>
              <table:table-cell office:value-type="float" office:value="0.170263788968825">
                <text:p>0.170263788968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.16144578313253">
                <text:p>0.1614457831325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90361445783133">
                <text:p>0.1903614457831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06537530266344">
                <text:p>0.106537530266344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1864406779661">
                <text:p>0.118644067796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0316301703163">
                <text:p>0.170316301703163</text:p>
              </table:table-cell>
              <table:table-cell office:value-type="float" office:value="0.104825291181364">
                <text:p>0.104825291181364</text:p>
              </table:table-cell>
              <table:table-cell office:value-type="float" office:value="0.301703163017032">
                <text:p>0.3017031630170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7359413202934">
                <text:p>0.17359413202934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166259168704156">
                <text:p>0.16625916870415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0648918469218">
                <text:p>0.10648918469218</text:p>
              </table:table-cell>
              <table:table-cell office:value-type="float" office:value="0.235872235872236">
                <text:p>0.235872235872236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0835380835380835">
                <text:p>0.083538083538083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38271604938272">
                <text:p>0.13827160493827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82716049382716">
                <text:p>0.1827160493827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13399503722084">
                <text:p>0.213399503722084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50620347394541">
                <text:p>0.2506203473945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174563591022444">
                <text:p>0.174563591022444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947630922693267">
                <text:p>0.09476309226932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998336106489185">
                <text:p>0.099833610648918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07769423558897">
                <text:p>0.107769423558897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13032581453634">
                <text:p>0.2130325814536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63727959697733">
                <text:p>0.163727959697733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83879093198992">
                <text:p>0.1838790931989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9113924050633">
                <text:p>0.129113924050633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0658227848101266">
                <text:p>0.06582278481012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14808652246256">
                <text:p>0.11480865224625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.127226463104326">
                <text:p>0.127226463104326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5928753180662">
                <text:p>0.195928753180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61125319693095">
                <text:p>0.161125319693095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.222506393861893">
                <text:p>0.222506393861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87660668380463">
                <text:p>0.187660668380463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0616966580976864">
                <text:p>0.06169665809768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52454780361757">
                <text:p>0.15245478036175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53229974160207">
                <text:p>0.2532299741602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108153078202995">
                <text:p>0.10815307820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.207792207792208">
                <text:p>0.2077922077922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113144758735441">
                <text:p>0.1131447587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27937336814621">
                <text:p>0.12793733681462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09660574412533">
                <text:p>0.1096605744125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54593175853018">
                <text:p>0.25459317585301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62729658792651">
                <text:p>0.162729658792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50395778364116">
                <text:p>0.150395778364116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39841688654354">
                <text:p>0.1398416886543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145888594164456">
                <text:p>0.145888594164456</text:p>
              </table:table-cell>
              <table:table-cell office:value-type="float" office:value="0.116472545757072">
                <text:p>0.116472545757072</text:p>
              </table:table-cell>
              <table:table-cell office:value-type="float" office:value="0.0822281167108753">
                <text:p>0.08222811671087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.248">
                <text:p>0.248</text:p>
              </table:table-cell>
              <table:table-cell office:value-type="float" office:value="0.0965058236272879">
                <text:p>0.0965058236272879</text:p>
              </table:table-cell>
              <table:table-cell office:value-type="float" office:value="0.109333333333333">
                <text:p>0.109333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1367292225201">
                <text:p>0.131367292225201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61930294906166">
                <text:p>0.3619302949061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599001663893511">
                <text:p>0.0599001663893511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7897574123989">
                <text:p>0.177897574123989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132791327913279">
                <text:p>0.132791327913279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9810298102981">
                <text:p>0.298102981029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11480865224626">
                <text:p>0.11148086522462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147138964577657">
                <text:p>0.147138964577657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12534059945504">
                <text:p>0.212534059945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70798898071625">
                <text:p>0.170798898071625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.21763085399449">
                <text:p>0.217630853994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981697171381032">
                <text:p>0.09816971713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246537396121884">
                <text:p>0.246537396121884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8005540166205">
                <text:p>0.180055401662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183844011142061">
                <text:p>0.1838440111420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891364902506964">
                <text:p>0.08913649025069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532445923460899">
                <text:p>0.053244592346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26050420168067">
                <text:p>0.126050420168067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40845070422535">
                <text:p>0.14084507042253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4647887323944">
                <text:p>0.1746478873239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.141643059490085">
                <text:p>0.141643059490085</text:p>
              </table:table-cell>
              <table:table-cell office:value-type="float" office:value="0.0632279534109817">
                <text:p>0.0632279534109817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98502495840266">
                <text:p>0.0898502495840266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945558739255014">
                <text:p>0.094555873925501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00573065902579">
                <text:p>0.2005730659025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07492795389049">
                <text:p>0.20749279538904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0893371757925072">
                <text:p>0.08933717579250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64891846921797">
                <text:p>0.06489184692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85507246376812">
                <text:p>0.185507246376812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194202898550725">
                <text:p>0.1942028985507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39941690962099">
                <text:p>0.139941690962099</text:p>
              </table:table-cell>
              <table:table-cell office:value-type="float" office:value="0.101497504159734">
                <text:p>0.101497504159734</text:p>
              </table:table-cell>
              <table:table-cell office:value-type="float" office:value="0.259475218658892">
                <text:p>0.2594752186588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674486803519062">
                <text:p>0.06744868035190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915141430948419">
                <text:p>0.0915141430948419</text:p>
              </table:table-cell>
              <table:table-cell office:value-type="float" office:value="0">
                <text:p>0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9941002949853">
                <text:p>0.179941002949853</text:p>
              </table:table-cell>
              <table:table-cell office:value-type="float" office:value="0.0931780366056572">
                <text:p>0.0931780366056572</text:p>
              </table:table-cell>
              <table:table-cell office:value-type="float" office:value="0.218289085545723">
                <text:p>0.2182890855457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210682492581602">
                <text:p>0.210682492581602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175074183976261">
                <text:p>0.1750741839762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1044776119403">
                <text:p>0.11044776119403</text:p>
              </table:table-cell>
              <table:table-cell office:value-type="float" office:value="0.0948419301164726">
                <text:p>0.0948419301164726</text:p>
              </table:table-cell>
              <table:table-cell office:value-type="float" office:value="0.0925373134328358">
                <text:p>0.09253731343283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243243243243243">
                <text:p>0.24324324324324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56797583081571">
                <text:p>0.25679758308157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66163141993958">
                <text:p>0.1661631419939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73252279635258">
                <text:p>0.173252279635258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.0729483282674772">
                <text:p>0.07294832826747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119266055045872">
                <text:p>0.119266055045872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08359133126935">
                <text:p>0.108359133126935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0712074303405573">
                <text:p>0.07120743034055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52647975077882">
                <text:p>0.15264797507788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492211838006">
                <text:p>0.2024922118380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66144200626959">
                <text:p>0.166144200626959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.293375394321767">
                <text:p>0.293375394321767</text:p>
              </table:table-cell>
              <table:table-cell office:value-type="float" office:value="0.0732113144758736">
                <text:p>0.0732113144758736</text:p>
              </table:table-cell>
              <table:table-cell office:value-type="float" office:value="0.100946372239748">
                <text:p>0.1009463722397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715474209650582">
                <text:p>0.071547420965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13968253968254">
                <text:p>0.139682539682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.137380191693291">
                <text:p>0.137380191693291</text:p>
              </table:table-cell>
              <table:table-cell office:value-type="float" office:value="0.0881863560732113">
                <text:p>0.0881863560732113</text:p>
              </table:table-cell>
              <table:table-cell office:value-type="float" office:value="0.246006389776358">
                <text:p>0.2460063897763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">
                <text:p>0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202572347266881">
                <text:p>0.202572347266881</text:p>
              </table:table-cell>
              <table:table-cell office:value-type="float" office:value="0.0748752079866889">
                <text:p>0.0748752079866889</text:p>
              </table:table-cell>
              <table:table-cell office:value-type="float" office:value="0.045016077170418">
                <text:p>0.0450160771704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">
                <text:p>0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145631067961165">
                <text:p>0.145631067961165</text:p>
              </table:table-cell>
              <table:table-cell office:value-type="float" office:value="0.0782029950083195">
                <text:p>0.0782029950083195</text:p>
              </table:table-cell>
              <table:table-cell office:value-type="float" office:value="0.190938511326861">
                <text:p>0.1909385113268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  <table:table-cell office:value-type="float" office:value="0.0815307820299501">
                <text:p>0.081530782029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98835274542429">
                <text:p>0.0698835274542429</text:p>
              </table:table-cell>
              <table:table-cell office:value-type="float" office:value="0.153094462540717">
                <text:p>0.15309446254071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.241042345276873">
                <text:p>0.24104234527687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765391014975042">
                <text:p>0.0765391014975042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31946755407654">
                <text:p>0.0831946755407654</text:p>
              </table:table-cell>
              <table:table-cell office:value-type="float" office:value="0.144262295081967">
                <text:p>0.144262295081967</text:p>
              </table:table-cell>
              <table:table-cell office:value-type="float" office:value="0.0798668885191348">
                <text:p>0.0798668885191348</text:p>
              </table:table-cell>
              <table:table-cell office:value-type="float" office:value="0.0721311475409836">
                <text:p>0.07213114754098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65557404326123">
                <text:p>0.0665557404326123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86522462562396">
                <text:p>0.086522462562396</text:p>
              </table:table-cell>
              <table:table-cell office:value-type="float" office:value="0.125412541254125">
                <text:p>0.125412541254125</text:p>
              </table:table-cell>
              <table:table-cell office:value-type="float" office:value="0.0682196339434276">
                <text:p>0.0682196339434276</text:p>
              </table:table-cell>
              <table:table-cell office:value-type="float" office:value="0.316831683168317">
                <text:p>0.3168316831683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15640599001664">
                <text:p>0.0615640599001664</text:p>
              </table:table-cell>
              <table:table-cell office:value-type="float" office:value="0">
                <text:p>0</text:p>
              </table:table-cell>
              <table:table-cell office:value-type="float" office:value="0.0848585690515807">
                <text:p>0.084858569051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1.#NAN">
                <text:p>1.#NAN</text:p>
              </table:table-cell>
              <table:table-cell office:value-type="float" office:value="0.196013289036545">
                <text:p>0.196013289036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.120401337792642">
                <text:p>0.120401337792642</text:p>
              </table:table-cell>
              <table:table-cell office:value-type="float" office:value="1.#NAN">
                <text:p>1.#NAN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1.#NAN">
                <text:p>1.#NAN</text:p>
              </table:table-cell>
              <table:table-cell office:value-type="float" office:value="0.168350168350168">
                <text:p>0.1683501683501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.227118644067797">
                <text:p>0.227118644067797</text:p>
              </table:table-cell>
              <table:table-cell office:value-type="float" office:value="1.#NAN">
                <text:p>1.#NAN</text:p>
              </table:table-cell>
              <table:table-cell office:value-type="float" office:value="0.179661016949153">
                <text:p>0.1796610169491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.119453924914676">
                <text:p>0.119453924914676</text:p>
              </table:table-cell>
              <table:table-cell office:value-type="float" office:value="1.#NAN">
                <text:p>1.#NAN</text:p>
              </table:table-cell>
              <table:table-cell office:value-type="float" office:value="0.0887372013651877">
                <text:p>0.08873720136518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  <table:table-cell office:value-type="float" office:value="1.#NAN">
                <text:p>1.#NAN</text:p>
              </table:table-cell>
              <table:table-cell office:value-type="float" office:value="0.171821305841924">
                <text:p>0.1718213058419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.13840830449827">
                <text:p>0.13840830449827</text:p>
              </table:table-cell>
              <table:table-cell office:value-type="float" office:value="1.#NAN">
                <text:p>1.#NAN</text:p>
              </table:table-cell>
              <table:table-cell office:value-type="float" office:value="0.231833910034602">
                <text:p>0.2318339100346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.240418118466899">
                <text:p>0.240418118466899</text:p>
              </table:table-cell>
              <table:table-cell office:value-type="float" office:value="1.#NAN">
                <text:p>1.#NAN</text:p>
              </table:table-cell>
              <table:table-cell office:value-type="float" office:value="0.114982578397213">
                <text:p>0.1149825783972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1.#NAN">
                <text:p>1.#NAN</text:p>
              </table:table-cell>
              <table:table-cell office:value-type="float" office:value="0.178947368421053">
                <text:p>0.1789473684210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.144876325088339">
                <text:p>0.144876325088339</text:p>
              </table:table-cell>
              <table:table-cell office:value-type="float" office:value="1.#NAN">
                <text:p>1.#NAN</text:p>
              </table:table-cell>
              <table:table-cell office:value-type="float" office:value="0.204946996466431">
                <text:p>0.2049469964664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.170818505338078">
                <text:p>0.170818505338078</text:p>
              </table:table-cell>
              <table:table-cell office:value-type="float" office:value="1.#NAN">
                <text:p>1.#NAN</text:p>
              </table:table-cell>
              <table:table-cell office:value-type="float" office:value="0.0889679715302491">
                <text:p>0.08896797153024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.10752688172043">
                <text:p>0.107526881720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.205776173285199">
                <text:p>0.205776173285199</text:p>
              </table:table-cell>
              <table:table-cell office:value-type="float" office:value="1.#NAN">
                <text:p>1.#NAN</text:p>
              </table:table-cell>
              <table:table-cell office:value-type="float" office:value="0.187725631768953">
                <text:p>0.1877256317689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.134545454545455">
                <text:p>0.13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.0945454545454546">
                <text:p>0.09454545454545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1.#NAN">
                <text:p>1.#NAN</text:p>
              </table:table-cell>
              <table:table-cell office:value-type="float" office:value="0.263736263736264">
                <text:p>0.26373626373626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.191881918819188">
                <text:p>0.191881918819188</text:p>
              </table:table-cell>
              <table:table-cell office:value-type="float" office:value="1.#NAN">
                <text:p>1.#NAN</text:p>
              </table:table-cell>
              <table:table-cell office:value-type="float" office:value="0.214022140221402">
                <text:p>0.2140221402214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.144981412639405">
                <text:p>0.144981412639405</text:p>
              </table:table-cell>
              <table:table-cell office:value-type="float" office:value="1.#NAN">
                <text:p>1.#NAN</text:p>
              </table:table-cell>
              <table:table-cell office:value-type="float" office:value="0.0520446096654275">
                <text:p>0.05204460966542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1.#NAN">
                <text:p>1.#NAN</text:p>
              </table:table-cell>
              <table:table-cell office:value-type="float" office:value="0.183520599250936">
                <text:p>0.1835205992509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.158490566037736">
                <text:p>0.158490566037736</text:p>
              </table:table-cell>
              <table:table-cell office:value-type="float" office:value="1.#NAN">
                <text:p>1.#NAN</text:p>
              </table:table-cell>
              <table:table-cell office:value-type="float" office:value="0.173584905660377">
                <text:p>0.1735849056603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.159695817490494">
                <text:p>0.159695817490494</text:p>
              </table:table-cell>
              <table:table-cell office:value-type="float" office:value="1.#NAN">
                <text:p>1.#NAN</text:p>
              </table:table-cell>
              <table:table-cell office:value-type="float" office:value="0.110266159695817">
                <text:p>0.1102661596958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1.#NAN">
                <text:p>1.#NAN</text:p>
              </table:table-cell>
              <table:table-cell office:value-type="float" office:value="0.218390804597701">
                <text:p>0.2183908045977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  <table:table-cell office:value-type="float" office:value="1.#NAN">
                <text:p>1.#NAN</text:p>
              </table:table-cell>
              <table:table-cell office:value-type="float" office:value="0.173745173745174">
                <text:p>0.1737451737451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.116731517509728">
                <text:p>0.116731517509728</text:p>
              </table:table-cell>
              <table:table-cell office:value-type="float" office:value="1.#NAN">
                <text:p>1.#NAN</text:p>
              </table:table-cell>
              <table:table-cell office:value-type="float" office:value="0.0778210116731518">
                <text:p>0.07782101167315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.180392156862745">
                <text:p>0.1803921568627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1.#NAN">
                <text:p>1.#NAN</text:p>
              </table:table-cell>
              <table:table-cell office:value-type="float" office:value="0.193675889328063">
                <text:p>0.1936758893280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.179282868525896">
                <text:p>0.179282868525896</text:p>
              </table:table-cell>
              <table:table-cell office:value-type="float" office:value="1.#NAN">
                <text:p>1.#NAN</text:p>
              </table:table-cell>
              <table:table-cell office:value-type="float" office:value="0.0756972111553785">
                <text:p>0.0756972111553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.200803212851406">
                <text:p>0.200803212851406</text:p>
              </table:table-cell>
              <table:table-cell office:value-type="float" office:value="1.#NAN">
                <text:p>1.#NAN</text:p>
              </table:table-cell>
              <table:table-cell office:value-type="float" office:value="0.208835341365462">
                <text:p>0.2088353413654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.145748987854251">
                <text:p>0.145748987854251</text:p>
              </table:table-cell>
              <table:table-cell office:value-type="float" office:value="1.#NAN">
                <text:p>1.#NAN</text:p>
              </table:table-cell>
              <table:table-cell office:value-type="float" office:value="0.218623481781376">
                <text:p>0.2186234817813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.138775510204082">
                <text:p>0.138775510204082</text:p>
              </table:table-cell>
              <table:table-cell office:value-type="float" office:value="1.#NAN">
                <text:p>1.#NAN</text:p>
              </table:table-cell>
              <table:table-cell office:value-type="float" office:value="0.0489795918367347">
                <text:p>0.04897959183673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.218106995884774">
                <text:p>0.218106995884774</text:p>
              </table:table-cell>
              <table:table-cell office:value-type="float" office:value="1.#NAN">
                <text:p>1.#NAN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.182572614107884">
                <text:p>0.182572614107884</text:p>
              </table:table-cell>
              <table:table-cell office:value-type="float" office:value="1.#NAN">
                <text:p>1.#NAN</text:p>
              </table:table-cell>
              <table:table-cell office:value-type="float" office:value="0.132780082987552">
                <text:p>0.132780082987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.175732217573222">
                <text:p>0.175732217573222</text:p>
              </table:table-cell>
              <table:table-cell office:value-type="float" office:value="1.#NAN">
                <text:p>1.#NAN</text:p>
              </table:table-cell>
              <table:table-cell office:value-type="float" office:value="0.0460251046025105">
                <text:p>0.04602510460251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.0970464135021097">
                <text:p>0.0970464135021097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.221276595744681">
                <text:p>0.22127659574468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.141630901287554">
                <text:p>0.141630901287554</text:p>
              </table:table-cell>
              <table:table-cell office:value-type="float" office:value="1.#NAN">
                <text:p>1.#NAN</text:p>
              </table:table-cell>
              <table:table-cell office:value-type="float" office:value="0.0944206008583691">
                <text:p>0.09442060085836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.12987012987013">
                <text:p>0.12987012987013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.104803493449782">
                <text:p>0.104803493449782</text:p>
              </table:table-cell>
              <table:table-cell office:value-type="float" office:value="1.#NAN">
                <text:p>1.#NAN</text:p>
              </table:table-cell>
              <table:table-cell office:value-type="float" office:value="0.235807860262009">
                <text:p>0.2358078602620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1.#NAN">
                <text:p>1.#NAN</text:p>
              </table:table-cell>
              <table:table-cell office:value-type="float" office:value="0.079295154185022">
                <text:p>0.0792951541850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.235555555555556">
                <text:p>0.23555555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151111111111111">
                <text:p>0.1511111111111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.121076233183857">
                <text:p>0.121076233183857</text:p>
              </table:table-cell>
              <table:table-cell office:value-type="float" office:value="1.#NAN">
                <text:p>1.#NAN</text:p>
              </table:table-cell>
              <table:table-cell office:value-type="float" office:value="0.246636771300448">
                <text:p>0.2466367713004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.244343891402715">
                <text:p>0.244343891402715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.141552511415525">
                <text:p>0.141552511415525</text:p>
              </table:table-cell>
              <table:table-cell office:value-type="float" office:value="1.#NAN">
                <text:p>1.#NAN</text:p>
              </table:table-cell>
              <table:table-cell office:value-type="float" office:value="0.223744292237443">
                <text:p>0.223744292237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.147465437788018">
                <text:p>0.147465437788018</text:p>
              </table:table-cell>
              <table:table-cell office:value-type="float" office:value="1.#NAN">
                <text:p>1.#NAN</text:p>
              </table:table-cell>
              <table:table-cell office:value-type="float" office:value="0.253456221198157">
                <text:p>0.2534562211981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.134883720930233">
                <text:p>0.134883720930233</text:p>
              </table:table-cell>
              <table:table-cell office:value-type="float" office:value="1.#NAN">
                <text:p>1.#NAN</text:p>
              </table:table-cell>
              <table:table-cell office:value-type="float" office:value="0.0883720930232558">
                <text:p>0.08837209302325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.215962441314554">
                <text:p>0.215962441314554</text:p>
              </table:table-cell>
              <table:table-cell office:value-type="float" office:value="1.#NAN">
                <text:p>1.#NAN</text:p>
              </table:table-cell>
              <table:table-cell office:value-type="float" office:value="0.258215962441315">
                <text:p>0.2582159624413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.203791469194313">
                <text:p>0.203791469194313</text:p>
              </table:table-cell>
              <table:table-cell office:value-type="float" office:value="1.#NAN">
                <text:p>1.#NAN</text:p>
              </table:table-cell>
              <table:table-cell office:value-type="float" office:value="0.123222748815166">
                <text:p>0.1232227488151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.0861244019138756">
                <text:p>0.0861244019138756</text:p>
              </table:table-cell>
              <table:table-cell office:value-type="float" office:value="1.#NAN">
                <text:p>1.#NAN</text:p>
              </table:table-cell>
              <table:table-cell office:value-type="float" office:value="0.0956937799043062">
                <text:p>0.09569377990430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246376811594203">
                <text:p>0.2463768115942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.180487804878049">
                <text:p>0.180487804878049</text:p>
              </table:table-cell>
              <table:table-cell office:value-type="float" office:value="1.#NAN">
                <text:p>1.#NAN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.113300492610837">
                <text:p>0.113300492610837</text:p>
              </table:table-cell>
              <table:table-cell office:value-type="float" office:value="1.#NAN">
                <text:p>1.#NAN</text:p>
              </table:table-cell>
              <table:table-cell office:value-type="float" office:value="0.0985221674876847">
                <text:p>0.09852216748768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  <table:table-cell office:value-type="float" office:value="1.#NAN">
                <text:p>1.#NAN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.150753768844221">
                <text:p>0.150753768844221</text:p>
              </table:table-cell>
              <table:table-cell office:value-type="float" office:value="1.#NAN">
                <text:p>1.#NAN</text:p>
              </table:table-cell>
              <table:table-cell office:value-type="float" office:value="0.170854271356784">
                <text:p>0.17085427135678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.192893401015228">
                <text:p>0.192893401015228</text:p>
              </table:table-cell>
              <table:table-cell office:value-type="float" office:value="1.#NAN">
                <text:p>1.#NAN</text:p>
              </table:table-cell>
              <table:table-cell office:value-type="float" office:value="0.065989847715736">
                <text:p>0.0659898477157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.155440414507772">
                <text:p>0.155440414507772</text:p>
              </table:table-cell>
              <table:table-cell office:value-type="float" office:value="1.#NAN">
                <text:p>1.#NAN</text:p>
              </table:table-cell>
              <table:table-cell office:value-type="float" office:value="0.238341968911917">
                <text:p>0.2383419689119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.209424083769633">
                <text:p>0.209424083769633</text:p>
              </table:table-cell>
              <table:table-cell office:value-type="float" office:value="1.#NAN">
                <text:p>1.#NAN</text:p>
              </table:table-cell>
              <table:table-cell office:value-type="float" office:value="0.0994764397905759">
                <text:p>0.09947643979057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.0846560846560847">
                <text:p>0.084656084656084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.165775401069519">
                <text:p>0.165775401069519</text:p>
              </table:table-cell>
              <table:table-cell office:value-type="float" office:value="1.#NAN">
                <text:p>1.#NAN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.118918918918919">
                <text:p>0.118918918918919</text:p>
              </table:table-cell>
              <table:table-cell office:value-type="float" office:value="1.#NAN">
                <text:p>1.#NAN</text:p>
              </table:table-cell>
              <table:table-cell office:value-type="float" office:value="0.0918918918918919">
                <text:p>0.09189189189189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.191256830601093">
                <text:p>0.191256830601093</text:p>
              </table:table-cell>
              <table:table-cell office:value-type="float" office:value="1.#NAN">
                <text:p>1.#NAN</text:p>
              </table:table-cell>
              <table:table-cell office:value-type="float" office:value="0.19672131147541">
                <text:p>0.196721311475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18232044198895">
                <text:p>0.18232044198895</text:p>
              </table:table-cell>
              <table:table-cell office:value-type="float" office:value="1.#NAN">
                <text:p>1.#NAN</text:p>
              </table:table-cell>
              <table:table-cell office:value-type="float" office:value="0.165745856353591">
                <text:p>0.1657458563535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0.23463687150838">
                <text:p>0.23463687150838</text:p>
              </table:table-cell>
              <table:table-cell office:value-type="float" office:value="1.#NAN">
                <text:p>1.#NAN</text:p>
              </table:table-cell>
              <table:table-cell office:value-type="float" office:value="0.111731843575419">
                <text:p>0.11173184357541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175141242937853">
                <text:p>0.1751412429378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22857142857143">
                <text:p>0.2228571428571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  <table:table-cell office:value-type="float" office:value="1.#NAN">
                <text:p>1.#NAN</text:p>
              </table:table-cell>
              <table:table-cell office:value-type="float" office:value="0.109826589595376">
                <text:p>0.1098265895953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.146198830409357">
                <text:p>0.1461988304093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#NAN">
                <text:p>1.#NAN</text:p>
              </table:table-cell>
              <table:table-cell office:value-type="float" office:value="0.177514792899408">
                <text:p>0.177514792899408</text:p>
              </table:table-cell>
              <table:table-cell office:value-type="float" office:value="1.#NAN">
                <text:p>1.#NAN</text:p>
              </table:table-cell>
              <table:table-cell office:value-type="float" office:value="0.183431952662722">
                <text:p>0.18343195266272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#NAN">
                <text:p>1.#NAN</text:p>
              </table:table-cell>
              <table:table-cell office:value-type="float" office:value="0.107784431137725">
                <text:p>0.107784431137725</text:p>
              </table:table-cell>
              <table:table-cell office:value-type="float" office:value="1.#NAN">
                <text:p>1.#NAN</text:p>
              </table:table-cell>
              <table:table-cell office:value-type="float" office:value="0.0778443113772455">
                <text:p>0.077844311377245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#NAN">
                <text:p>1.#NAN</text:p>
              </table:table-cell>
              <table:table-cell office:value-type="float" office:value="0.206060606060606">
                <text:p>0.206060606060606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#NAN">
                <text:p>1.#NAN</text:p>
              </table:table-cell>
              <table:table-cell office:value-type="float" office:value="0.116564417177914">
                <text:p>0.116564417177914</text:p>
              </table:table-cell>
              <table:table-cell office:value-type="float" office:value="1.#NAN">
                <text:p>1.#NAN</text:p>
              </table:table-cell>
              <table:table-cell office:value-type="float" office:value="0.380368098159509">
                <text:p>0.3803680981595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#NAN">
                <text:p>1.#NAN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1.#NAN">
                <text:p>1.#NAN</text:p>
              </table:table-cell>
              <table:table-cell office:value-type="float" office:value="0.0559006211180124">
                <text:p>0.055900621118012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#NAN">
                <text:p>1.#NAN</text:p>
              </table:table-cell>
              <table:table-cell office:value-type="float" office:value="0.169811320754717">
                <text:p>0.169811320754717</text:p>
              </table:table-cell>
              <table:table-cell office:value-type="float" office:value="1.#NAN">
                <text:p>1.#NAN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#NAN">
                <text:p>1.#NAN</text:p>
              </table:table-cell>
              <table:table-cell office:value-type="float" office:value="0.165605095541401">
                <text:p>0.165605095541401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#NAN">
                <text:p>1.#NAN</text:p>
              </table:table-cell>
              <table:table-cell office:value-type="float" office:value="0.206451612903226">
                <text:p>0.206451612903226</text:p>
              </table:table-cell>
              <table:table-cell office:value-type="float" office:value="1.#NAN">
                <text:p>1.#NAN</text:p>
              </table:table-cell>
              <table:table-cell office:value-type="float" office:value="0.0709677419354839">
                <text:p>0.070967741935483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#NAN">
                <text:p>1.#NAN</text:p>
              </table:table-cell>
              <table:table-cell office:value-type="float" office:value="0.124183006535948">
                <text:p>0.124183006535948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.172185430463576">
                <text:p>0.17218543046357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#NAN">
                <text:p>1.#NAN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1.#NAN">
                <text:p>1.#NAN</text:p>
              </table:table-cell>
              <table:table-cell office:value-type="float" office:value="0.087248322147651">
                <text:p>0.08724832214765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#NAN">
                <text:p>1.#NAN</text:p>
              </table:table-cell>
              <table:table-cell office:value-type="float" office:value="0.115646258503401">
                <text:p>0.115646258503401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#NAN">
                <text:p>1.#NAN</text:p>
              </table:table-cell>
              <table:table-cell office:value-type="float" office:value="0.124137931034483">
                <text:p>0.124137931034483</text:p>
              </table:table-cell>
              <table:table-cell office:value-type="float" office:value="1.#NAN">
                <text:p>1.#NAN</text:p>
              </table:table-cell>
              <table:table-cell office:value-type="float" office:value="0.206896551724138">
                <text:p>0.2068965517241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#NAN">
                <text:p>1.#NAN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0.163120567375887">
                <text:p>0.163120567375887</text:p>
              </table:table-cell>
              <table:table-cell office:value-type="float" office:value="1.#NAN">
                <text:p>1.#NAN</text:p>
              </table:table-cell>
              <table:table-cell office:value-type="float" office:value="0.156028368794326">
                <text:p>0.15602836879432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.302158273381295">
                <text:p>0.30215827338129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#NAN">
                <text:p>1.#NAN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1.#NAN">
                <text:p>1.#NAN</text:p>
              </table:table-cell>
              <table:table-cell office:value-type="float" office:value="0.072992700729927">
                <text:p>0.0729927007299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#NAN">
                <text:p>1.#NAN</text:p>
              </table:table-cell>
              <table:table-cell office:value-type="float" office:value="0.135338345864662">
                <text:p>0.135338345864662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#NAN">
                <text:p>1.#NAN</text:p>
              </table:table-cell>
              <table:table-cell office:value-type="float" office:value="0.221374045801527">
                <text:p>0.221374045801527</text:p>
              </table:table-cell>
              <table:table-cell office:value-type="float" office:value="1.#NAN">
                <text:p>1.#NAN</text:p>
              </table:table-cell>
              <table:table-cell office:value-type="float" office:value="0.0763358778625954">
                <text:p>0.07633587786259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#NAN">
                <text:p>1.#NAN</text:p>
              </table:table-cell>
              <table:table-cell office:value-type="float" office:value="0.108527131782946">
                <text:p>0.108527131782946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#NAN">
                <text:p>1.#NAN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1.#NAN">
                <text:p>1.#NAN</text:p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#NAN">
                <text:p>1.#NAN</text:p>
              </table:table-cell>
              <table:table-cell office:value-type="float" office:value="0.128">
                <text:p>0.128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#NAN">
                <text:p>1.#NAN</text:p>
              </table:table-cell>
              <table:table-cell office:value-type="float" office:value="0.203252032520325">
                <text:p>0.203252032520325</text:p>
              </table:table-cell>
              <table:table-cell office:value-type="float" office:value="1.#NAN">
                <text:p>1.#NAN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  <table:table-cell office:value-type="float" office:value="1.#NAN">
                <text:p>1.#NAN</text:p>
              </table:table-cell>
              <table:table-cell office:value-type="float" office:value="0.15702479338843">
                <text:p>0.1570247933884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#NAN">
                <text:p>1.#NAN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1.#NAN">
                <text:p>1.#NAN</text:p>
              </table:table-cell>
              <table:table-cell office:value-type="float" office:value="0.0840336134453782">
                <text:p>0.084033613445378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#NAN">
                <text:p>1.#NAN</text:p>
              </table:table-cell>
              <table:table-cell office:value-type="float" office:value="0.156521739130435">
                <text:p>0.15652173913043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#NAN">
                <text:p>1.#NAN</text:p>
              </table:table-cell>
              <table:table-cell office:value-type="float" office:value="0.106194690265487">
                <text:p>0.106194690265487</text:p>
              </table:table-cell>
              <table:table-cell office:value-type="float" office:value="1.#NAN">
                <text:p>1.#NAN</text:p>
              </table:table-cell>
              <table:table-cell office:value-type="float" office:value="0.0884955752212389">
                <text:p>0.088495575221238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#NAN">
                <text:p>1.#NAN</text:p>
              </table:table-cell>
              <table:table-cell office:value-type="float" office:value="0.234234234234234">
                <text:p>0.234234234234234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#NAN">
                <text:p>1.#NAN</text:p>
              </table:table-cell>
              <table:table-cell office:value-type="float" office:value="0.18348623853211">
                <text:p>0.18348623853211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#NAN">
                <text:p>1.#NAN</text:p>
              </table:table-cell>
              <table:table-cell office:value-type="float" office:value="0.158878504672897">
                <text:p>0.158878504672897</text:p>
              </table:table-cell>
              <table:table-cell office:value-type="float" office:value="1.#NAN">
                <text:p>1.#NAN</text:p>
              </table:table-cell>
              <table:table-cell office:value-type="float" office:value="0.0747663551401869">
                <text:p>0.07476635514018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.20952380952381">
                <text:p>0.209523809523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#NAN">
                <text:p>1.#NAN</text:p>
              </table:table-cell>
              <table:table-cell office:value-type="float" office:value="0.12621359223301">
                <text:p>0.12621359223301</text:p>
              </table:table-cell>
              <table:table-cell office:value-type="float" office:value="1.#NAN">
                <text:p>1.#NAN</text:p>
              </table:table-cell>
              <table:table-cell office:value-type="float" office:value="0.339805825242718">
                <text:p>0.33980582524271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#NAN">
                <text:p>1.#NAN</text:p>
              </table:table-cell>
              <table:table-cell office:value-type="float" office:value="0.257425742574257">
                <text:p>0.257425742574257</text:p>
              </table:table-cell>
              <table:table-cell office:value-type="float" office:value="1.#NAN">
                <text:p>1.#NAN</text:p>
              </table:table-cell>
              <table:table-cell office:value-type="float" office:value="0.099009900990099">
                <text:p>0.09900990099009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#NAN">
                <text:p>1.#NAN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1.#NAN">
                <text:p>1.#NAN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#NAN">
                <text:p>1.#NAN</text:p>
              </table:table-cell>
              <table:table-cell office:value-type="float" office:value="0.103092783505155">
                <text:p>0.103092783505155</text:p>
              </table:table-cell>
              <table:table-cell office:value-type="float" office:value="1.#NAN">
                <text:p>1.#NAN</text:p>
              </table:table-cell>
              <table:table-cell office:value-type="float" office:value="0.237113402061856">
                <text:p>0.23711340206185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1.#NAN">
                <text:p>1.#NAN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#NAN">
                <text:p>1.#NAN</text:p>
              </table:table-cell>
              <table:table-cell office:value-type="float" office:value="0.139784946236559">
                <text:p>0.139784946236559</text:p>
              </table:table-cell>
              <table:table-cell office:value-type="float" office:value="1.#NAN">
                <text:p>1.#NAN</text:p>
              </table:table-cell>
              <table:table-cell office:value-type="float" office:value="0.247311827956989">
                <text:p>0.2473118279569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#NAN">
                <text:p>1.#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#NAN">
                <text:p>1.#NAN</text:p>
              </table:table-cell>
              <table:table-cell office:value-type="float" office:value="0.101123595505618">
                <text:p>0.101123595505618</text:p>
              </table:table-cell>
              <table:table-cell office:value-type="float" office:value="1.#NAN">
                <text:p>1.#NAN</text:p>
              </table:table-cell>
              <table:table-cell office:value-type="float" office:value="0.0898876404494382">
                <text:p>0.089887640449438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#NAN">
                <text:p>1.#NAN</text:p>
              </table:table-cell>
              <table:table-cell office:value-type="float" office:value="0.126436781609195">
                <text:p>0.126436781609195</text:p>
              </table:table-cell>
              <table:table-cell office:value-type="float" office:value="1.#NAN">
                <text:p>1.#NAN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#NAN">
                <text:p>1.#NAN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1.#NAN">
                <text:p>1.#NAN</text:p>
              </table:table-cell>
              <table:table-cell office:value-type="float" office:value="0.0963855421686747">
                <text:p>0.09638554216867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#NAN">
                <text:p>1.#NAN</text:p>
              </table:table-cell>
              <table:table-cell office:value-type="float" office:value="0.189873417721519">
                <text:p>0.189873417721519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#NAN">
                <text:p>1.#NAN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1.#NAN">
                <text:p>1.#NAN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.#NAN">
                <text:p>1.#NAN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1.#NAN">
                <text:p>1.#NAN</text:p>
              </table:table-cell>
              <table:table-cell office:value-type="float" office:value="0.202898550724638">
                <text:p>0.20289855072463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#NAN">
                <text:p>1.#NAN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.107692307692308">
                <text:p>0.10769230769230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#NAN">
                <text:p>1.#NAN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#NAN">
                <text:p>1.#NAN</text:p>
              </table:table-cell>
              <table:table-cell office:value-type="float" office:value="0.114754098360656">
                <text:p>0.114754098360656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.0677966101694915">
                <text:p>0.06779661016949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#NAN">
                <text:p>1.#NAN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1.#NAN">
                <text:p>1.#NAN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#NAN">
                <text:p>1.#NAN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1.#NAN">
                <text:p>1.#NAN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#NAN">
                <text:p>1.#NAN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1.#NAN">
                <text:p>1.#NAN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.#NAN">
                <text:p>1.#NAN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0.183673469387755">
                <text:p>0.183673469387755</text:p>
              </table:table-cell>
              <table:table-cell office:value-type="float" office:value="1.#NAN">
                <text:p>1.#NAN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1.#NAN">
                <text:p>1.#NAN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#NAN">
                <text:p>1.#NAN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1.#NAN">
                <text:p>1.#NAN</text:p>
              </table:table-cell>
              <table:table-cell office:value-type="float" office:value="0.255813953488372">
                <text:p>0.25581395348837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#NAN">
                <text:p>1.#NAN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.#NAN">
                <text:p>1.#NAN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#NAN">
                <text:p>1.#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.#NAN">
                <text:p>1.#NAN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5" chart:maximum="0.45" chart:origin="0" chart:interval-major="0.1" chart:interval-minor-divisor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15cm" chart:symbol-height="0.1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line" chart:style-name="ch1">
        <chart:legend chart:legend-position="bottom" svg:x="4.018cm" svg:y="7.278cm" chart:style-name="ch2"/>
        <chart:plot-area chart:style-name="ch3" chart:data-source-has-labels="both" svg:x="0.239cm" svg:y="0.16cm" svg:width="11.273cm" svg:height="6.959cm">
          <chart:axis chart:dimension="x" chart:name="primary-x" chart:style-name="ch4">
            <chart:categories table:cell-range-address="local-table.$A$2:.$A$10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25" chart:label-cell-address="local-table.$B$1" chart:class="chart:line">
            <chart:data-point chart:repeated="1024"/>
          </chart:series>
          <chart:series chart:style-name="ch8" chart:values-cell-range-address="local-table.$C$2:.$C$1025" chart:label-cell-address="local-table.$C$1" chart:class="chart:line">
            <chart:data-point chart:repeated="1024"/>
          </chart:series>
          <chart:series chart:style-name="ch9" chart:values-cell-range-address="local-table.$D$2:.$D$1025" chart:label-cell-address="local-table.$D$1" chart:class="chart:line">
            <chart:data-point chart:repeated="1024"/>
          </chart:series>
          <chart:series chart:style-name="ch10" chart:values-cell-range-address="local-table.$E$2:.$E$1025" chart:label-cell-address="local-table.$E$1" chart:class="chart:line">
            <chart:data-point chart:repeated="10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°</text:p>
              </table:table-cell>
              <table:table-cell office:value-type="string">
                <text:p>45°</text:p>
              </table:table-cell>
              <table:table-cell office:value-type="string">
                <text:p>90°</text:p>
              </table:table-cell>
              <table:table-cell office:value-type="string">
                <text:p>135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89473684210526">
                <text:p>0.07894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.128205128205128">
                <text:p>0.128205128205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655172413793">
                <text:p>0.189655172413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.101694915254237">
                <text:p>0.101694915254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.158730158730159">
                <text:p>0.1587301587301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.149253731343284">
                <text:p>0.1492537313432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2352941176471">
                <text:p>0.132352941176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.169014084507042">
                <text:p>0.1690140845070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97435897435897">
                <text:p>0.089743589743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.20253164556962">
                <text:p>0.20253164556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.209876543209876">
                <text:p>0.209876543209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952380952381">
                <text:p>0.13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4545454545455">
                <text:p>0.20454545454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0.134831460674157">
                <text:p>0.1348314606741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2222222222222">
                <text:p>0.12222222222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0.175824175824176">
                <text:p>0.175824175824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851063829787">
                <text:p>0.1808510638297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0.242105263157895">
                <text:p>0.242105263157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0.0927835051546392">
                <text:p>0.09278350515463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2244897959184">
                <text:p>0.11224489795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0.168316831683168">
                <text:p>0.168316831683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0.152380952380952">
                <text:p>0.152380952380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962962962963">
                <text:p>0.21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0.201834862385321">
                <text:p>0.2018348623853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0.15929203539823">
                <text:p>0.159292035398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0.136752136752137">
                <text:p>0.1367521367521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966101694915">
                <text:p>0.177966101694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0.184873949579832">
                <text:p>0.184873949579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8333333333333">
                <text:p>0.108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0.223140495867769">
                <text:p>0.2231404958677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4375">
                <text:p>0.1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4615384615385">
                <text:p>0.1846153846153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0.145038167938931">
                <text:p>0.1450381679389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0.203007518796992">
                <text:p>0.203007518796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0.116788321167883">
                <text:p>0.1167883211678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0.129496402877698">
                <text:p>0.1294964028776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857142857143">
                <text:p>0.192857142857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267605633803">
                <text:p>0.2112676056338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0.167832167832168">
                <text:p>0.167832167832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777777777778">
                <text:p>0.15277777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0.129251700680272">
                <text:p>0.1292517006802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162162162162">
                <text:p>0.16216216216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0.161073825503356">
                <text:p>0.1610738255033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0.150326797385621">
                <text:p>0.1503267973856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0.140127388535032">
                <text:p>0.1401273885350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0.125786163522013">
                <text:p>0.1257861635220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0.15527950310559">
                <text:p>0.155279503105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0.190184049079755">
                <text:p>0.1901840490797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853658536585">
                <text:p>0.115853658536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0.175757575757576">
                <text:p>0.1757575757575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0.191616766467066">
                <text:p>0.1916167664670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047619047619">
                <text:p>0.1190476190476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0.169590643274854">
                <text:p>0.169590643274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046511627907">
                <text:p>0.1860465116279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0.138728323699422">
                <text:p>0.138728323699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0.177142857142857">
                <text:p>0.1771428571428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2921348314607">
                <text:p>0.162921348314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0.156424581005587">
                <text:p>0.1564245810055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5555555555556">
                <text:p>0.105555555555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0.154696132596685">
                <text:p>0.154696132596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351648351648">
                <text:p>0.1483516483516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0.169398907103825">
                <text:p>0.1693989071038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0.124324324324324">
                <text:p>0.1243243243243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8279569892473">
                <text:p>0.118279569892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0.149732620320856">
                <text:p>0.149732620320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1489361702128">
                <text:p>0.191489361702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684210526316">
                <text:p>0.173684210526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.214659685863874">
                <text:p>0.214659685863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.176165803108808">
                <text:p>0.176165803108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412371134021">
                <text:p>0.180412371134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.177664974619289">
                <text:p>0.17766497461928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1313131313131">
                <text:p>0.1313131313131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.175879396984925">
                <text:p>0.1758793969849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.114427860696517">
                <text:p>0.11442786069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871287128713">
                <text:p>0.212871287128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.187192118226601">
                <text:p>0.1871921182266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960784313725">
                <text:p>0.1519607843137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.115942028985507">
                <text:p>0.1159420289855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.199052132701422">
                <text:p>0.199052132701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.164319248826291">
                <text:p>0.1643192488262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224299065421">
                <text:p>0.168224299065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.153488372093023">
                <text:p>0.153488372093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.132420091324201">
                <text:p>0.132420091324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.167420814479638">
                <text:p>0.1674208144796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.201793721973094">
                <text:p>0.2017937219730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995594713656">
                <text:p>0.1629955947136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2719298245614">
                <text:p>0.127192982456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17903930131004">
                <text:p>0.11790393013100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69565217391304">
                <text:p>0.169565217391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3160173160173">
                <text:p>0.17316017316017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8798283261803">
                <text:p>0.1587982832618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32478632478632">
                <text:p>0.1324786324786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14893617021277">
                <text:p>0.11489361702127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48305084745763">
                <text:p>0.1483050847457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43459915611814">
                <text:p>0.14345991561181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9663865546218">
                <text:p>0.159663865546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163179916317992">
                <text:p>0.16317991631799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90871369294606">
                <text:p>0.19087136929460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8347107438017">
                <text:p>0.1983471074380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440329218107">
                <text:p>0.144032921810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639344262295">
                <text:p>0.151639344262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9591836734694">
                <text:p>0.17959183673469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0406504065041">
                <text:p>0.150406504065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9797570850202">
                <text:p>0.1497975708502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706827309237">
                <text:p>0.1767068273092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0634920634921">
                <text:p>0.1706349206349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4150197628459">
                <text:p>0.15415019762845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913385826772">
                <text:p>0.1929133858267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8125">
                <text:p>0.078125</text:p>
              </table:table-cell>
              <table:table-cell office:value-type="float" office:value="0.12156862745098">
                <text:p>0.1215686274509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578125">
                <text:p>0.175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7859922178988">
                <text:p>0.147859922178988</text:p>
              </table:table-cell>
              <table:table-cell office:value-type="float" office:value="0.1328125">
                <text:p>0.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038759689922">
                <text:p>0.155038759689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15384615384615">
                <text:p>0.215384615384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5572519083969">
                <text:p>0.1755725190839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171102661596958">
                <text:p>0.17110266159695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6037735849057">
                <text:p>0.16603773584905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39097744360902">
                <text:p>0.1390977443609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4794007490637">
                <text:p>0.164794007490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1641791044776">
                <text:p>0.171641791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52416356877323">
                <text:p>0.15241635687732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037037037037">
                <text:p>0.17037037037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361623616236">
                <text:p>0.16236162361623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50735294117647">
                <text:p>0.150735294117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509157509158">
                <text:p>0.1575091575091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6131386861314">
                <text:p>0.186131386861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9420289855072">
                <text:p>0.1594202898550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884476534296">
                <text:p>0.15884476534296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51079136690647">
                <text:p>0.1510791366906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89964157706093">
                <text:p>0.18996415770609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935943060498">
                <text:p>0.17793594306049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7304964539007">
                <text:p>0.17730496453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547703180212">
                <text:p>0.1554770318021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9577464788732">
                <text:p>0.179577464788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2456140350877">
                <text:p>0.18245614035087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5314685314685">
                <text:p>0.1853146853146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815331010453">
                <text:p>0.188153310104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29757785467">
                <text:p>0.16262975778546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13448275862069">
                <text:p>0.13448275862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8694158075601">
                <text:p>0.17869415807560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7260273972603">
                <text:p>0.1472602739726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4300341296928">
                <text:p>0.1843003412969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59863945578231">
                <text:p>0.159863945578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440677966102">
                <text:p>0.18644067796610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8350168350168">
                <text:p>0.16835016835016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140939597315">
                <text:p>0.1711409395973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27090301003344">
                <text:p>0.12709030100334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375">
                <text:p>0.09375</text:p>
              </table:table-cell>
              <table:table-cell office:value-type="float" office:value="0.196013289036545">
                <text:p>0.19601328903654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5695364238411">
                <text:p>0.1456953642384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41914191419142">
                <text:p>0.14191419141914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921052631579">
                <text:p>0.180921052631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6393442622951">
                <text:p>0.21639344262295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9346405228758">
                <text:p>0.1993464052287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9375">
                <text:p>0.0937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4193548387097">
                <text:p>0.1741935483870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4694533762058">
                <text:p>0.1446945337620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0641025641026">
                <text:p>0.1506410256410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9375">
                <text:p>0.09375</text:p>
              </table:table-cell>
              <table:table-cell office:value-type="float" office:value="0.134185303514377">
                <text:p>0.13418530351437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15923566879">
                <text:p>0.175159235668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375">
                <text:p>0.0937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9367088607595">
                <text:p>0.1993670886075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4574132492114">
                <text:p>0.154574132492114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6100628930818">
                <text:p>0.176100628930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5763239875389">
                <text:p>0.15576323987538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5">
                <text:p>0.125</text:p>
              </table:table-cell>
              <table:table-cell office:value-type="float" office:value="0.170278637770898">
                <text:p>0.17027863777089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7407407407407">
                <text:p>0.1574074074074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208588957055215">
                <text:p>0.2085889570552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25382262996942">
                <text:p>0.1253822629969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3780487804878">
                <text:p>0.1737804878048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1094224924012">
                <text:p>0.16109422492401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42424242424242">
                <text:p>0.1424242424242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6163141993958">
                <text:p>0.16616314199395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2650602409639">
                <text:p>0.162650602409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6646706586826">
                <text:p>0.176646706586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268656716418">
                <text:p>0.14626865671641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57270029673591">
                <text:p>0.15727002967359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71597633136095">
                <text:p>0.171597633136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790560471976">
                <text:p>0.1887905604719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0762463343109">
                <text:p>0.14076246334310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7842565597668">
                <text:p>0.17784256559766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200581395348837">
                <text:p>0.2005813953488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014492753623">
                <text:p>0.17101449275362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10662824207">
                <text:p>0.172910662824207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6551724137931">
                <text:p>0.1465517241379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6131805157593">
                <text:p>0.14613180515759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4285714285714">
                <text:p>0.1942857142857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215909090909091">
                <text:p>0.2159090909090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71388101983">
                <text:p>0.1671388101983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2316384180791">
                <text:p>0.1723163841807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7464788732394">
                <text:p>0.17746478873239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8539325842697">
                <text:p>0.1685393258426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150837988827">
                <text:p>0.187150837988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345403899721">
                <text:p>0.164345403899721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555555555556">
                <text:p>0.1805555555555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8365650969529">
                <text:p>0.18836565096952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508287292818">
                <text:p>0.1685082872928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8791208791209">
                <text:p>0.208791208791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164383561644">
                <text:p>0.156164383561644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44808743169399">
                <text:p>0.144808743169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63487738419619">
                <text:p>0.163487738419619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891598915989">
                <text:p>0.15989159891598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2972972972973">
                <text:p>0.1729729729729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3978494623656">
                <text:p>0.1639784946236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375">
                <text:p>0.09375</text:p>
              </table:table-cell>
              <table:table-cell office:value-type="float" office:value="0.163538873994638">
                <text:p>0.163538873994638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8716577540107">
                <text:p>0.1871657754010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">
                <text:p>0.19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553191489362">
                <text:p>0.167553191489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1193633952255">
                <text:p>0.15119363395225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034300791557">
                <text:p>0.15303430079155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6842105263158">
                <text:p>0.186842105263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850393700787">
                <text:p>0.19685039370078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8825065274151">
                <text:p>0.14882506527415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1640625">
                <text:p>0.1640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0259067357513">
                <text:p>0.150259067357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5038759689922">
                <text:p>0.1550387596899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2680412371134">
                <text:p>0.1726804123711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9383033419023">
                <text:p>0.1593830334190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1538461538462">
                <text:p>0.1615384615384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56010230179028">
                <text:p>0.1560102301790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55612244897959">
                <text:p>0.1556122448979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2849872773537">
                <text:p>0.16284987277353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7258883248731">
                <text:p>0.172588832487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23046875">
                <text:p>0.123046875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8539042821159">
                <text:p>0.13853904282115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3417085427136">
                <text:p>0.183417085427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80451127819549">
                <text:p>0.18045112781954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211970074813">
                <text:p>0.1521197007481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07960199005">
                <text:p>0.184079601990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6253101736973">
                <text:p>0.1662531017369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3366336633663">
                <text:p>0.1633663366336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82716049382716">
                <text:p>0.18271604938271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57248157248157">
                <text:p>0.15724815724815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3374083129584">
                <text:p>0.18337408312958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338199513382">
                <text:p>0.133819951338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6893203883495">
                <text:p>0.186893203883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9375">
                <text:p>0.09375</text:p>
              </table:table-cell>
              <table:table-cell office:value-type="float" office:value="0.162227602905569">
                <text:p>0.16222760290556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78313253012048">
                <text:p>0.1783132530120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9903846153846">
                <text:p>0.1899038461538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671462829736">
                <text:p>0.160671462829736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0930787589499">
                <text:p>0.19093078758949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769596199525">
                <text:p>0.156769596199525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03791469194313">
                <text:p>0.2037914691943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88679245283">
                <text:p>0.176886792452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705882352941">
                <text:p>0.16470588235294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82669789227166">
                <text:p>0.18266978922716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9906542056075">
                <text:p>0.1799065420560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202325581395349">
                <text:p>0.202325581395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185614849187935">
                <text:p>0.18561484918793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57043879907621">
                <text:p>0.157043879907621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21198156682028">
                <text:p>0.221198156682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08715596330275">
                <text:p>0.2087155963302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59817351598174">
                <text:p>0.1598173515981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3120728929385">
                <text:p>0.17312072892938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0909090909091">
                <text:p>0.1909090909090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687074829932">
                <text:p>0.17687074829932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99095022624434">
                <text:p>0.1990950226244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44469525959368">
                <text:p>0.1444695259593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8918918918919">
                <text:p>0.1689189189189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48314606741573">
                <text:p>0.14831460674157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2825112107623">
                <text:p>0.1928251121076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8702460850112">
                <text:p>0.13870246085011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53674832962138">
                <text:p>0.15367483296213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6252771618625">
                <text:p>0.186252771618625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141592920354">
                <text:p>0.181415929203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70419426049">
                <text:p>0.167770419426049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2819383259912">
                <text:p>0.1828193832599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09375">
                <text:p>0.10937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155701754385965">
                <text:p>0.155701754385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222707423581">
                <text:p>0.1812227074235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755991285403">
                <text:p>0.16775599128540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1304347826087">
                <text:p>0.1913043478260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689804772234">
                <text:p>0.162689804772234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83585313174946">
                <text:p>0.18358531317494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8125">
                <text:p>0.078125</text:p>
              </table:table-cell>
              <table:table-cell office:value-type="float" office:value="0.146236559139785">
                <text:p>0.14623655913978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90987124463519">
                <text:p>0.1909871244635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182012847965739">
                <text:p>0.18201284796573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4957264957265">
                <text:p>0.149572649572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.202558635394456">
                <text:p>0.2025586353944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5106382978723">
                <text:p>0.185106382978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375">
                <text:p>0.09375</text:p>
              </table:table-cell>
              <table:table-cell office:value-type="float" office:value="0.195329087048832">
                <text:p>0.19532908704883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18220338983051">
                <text:p>0.2182203389830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7589852008457">
                <text:p>0.177589852008457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337552742616">
                <text:p>0.1603375527426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105263157895">
                <text:p>0.16210526315789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210084033613445">
                <text:p>0.2100840336134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46750524109015">
                <text:p>0.1467505241090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0376569037657">
                <text:p>0.190376569037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2839248434238">
                <text:p>0.16283924843423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">
                <text:p>0</text:p>
              </table:table-cell>
              <table:table-cell office:value-type="float" office:value="0.0546875">
                <text:p>0.0546875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213692946058091">
                <text:p>0.2136929460580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4265010351967">
                <text:p>0.18426501035196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83884297520661">
                <text:p>0.1838842975206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9381443298969">
                <text:p>0.17938144329896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162551440329218">
                <text:p>0.1625514403292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375">
                <text:p>0.09375</text:p>
              </table:table-cell>
              <table:table-cell office:value-type="float" office:value="0.154004106776181">
                <text:p>0.154004106776181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0081967213115">
                <text:p>0.170081967213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5419222903885">
                <text:p>0.1554192229038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7959183673469">
                <text:p>0.1979591836734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9409368635438">
                <text:p>0.18940936863543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6869918699187">
                <text:p>0.168699186991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56186612576065">
                <text:p>0.15618661257606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06477732793522">
                <text:p>0.2064777327935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57575757575758">
                <text:p>0.15757575757575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167338709677419">
                <text:p>0.167338709677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102615694165">
                <text:p>0.171026156941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5863453815261">
                <text:p>0.158634538152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6332665330661">
                <text:p>0.16633266533066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9640718562874">
                <text:p>0.1796407185628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5258964143426">
                <text:p>0.1852589641434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021868787276">
                <text:p>0.16302186878727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88492063492063">
                <text:p>0.1884920634920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46534653465347">
                <text:p>0.14653465346534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9604743083004">
                <text:p>0.199604743083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55818540433925">
                <text:p>0.155818540433925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96850393700787">
                <text:p>0.1968503937007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2888015717092">
                <text:p>0.17288801571709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4313725490196">
                <text:p>0.184313725490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8125">
                <text:p>0.078125</text:p>
              </table:table-cell>
              <table:table-cell office:value-type="float" office:value="0.221135029354207">
                <text:p>0.22113502935420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2265625">
                <text:p>0.2265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3737769080235">
                <text:p>0.193737769080235</text:p>
              </table:table-cell>
              <table:table-cell office:value-type="float" office:value="0.09375">
                <text:p>0.09375</text:p>
              </table:table-cell>
              <table:table-cell office:value-type="float" office:value="0.00195694716242661">
                <text:p>0.001956947162426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07843137254902">
                <text:p>0.2078431372549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37524557956778">
                <text:p>0.1375245579567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7790927021696">
                <text:p>0.15779092702169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5415019762846">
                <text:p>0.2154150197628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6237623762376">
                <text:p>0.176237623762376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4831013916501">
                <text:p>0.194831013916501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95219123505976">
                <text:p>0.1952191235059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5668662674651">
                <text:p>0.165668662674651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78356713426854">
                <text:p>0.17835671342685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4738955823293">
                <text:p>0.1847389558232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75050301810865">
                <text:p>0.1750503018108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88259109311741">
                <text:p>0.1882591093117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2271805273834">
                <text:p>0.16227180527383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86991869918699">
                <text:p>0.186991869918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2749490835031">
                <text:p>0.152749490835031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41104294478528">
                <text:p>0.14110429447852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37166324435">
                <text:p>0.14373716632443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0824742268041">
                <text:p>0.16082474226804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8595041322314">
                <text:p>0.185950413223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69772256728778">
                <text:p>0.169772256728778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8796680497925">
                <text:p>0.1887966804979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5031185031185">
                <text:p>0.18503118503118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160751565762004">
                <text:p>0.16075156576200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125">
                <text:p>0.078125</text:p>
              </table:table-cell>
              <table:table-cell office:value-type="float" office:value="0.153039832285115">
                <text:p>0.15303983228511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7368421052632">
                <text:p>0.187368421052632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62447257383966">
                <text:p>0.1624472573839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677966101695">
                <text:p>0.1906779661016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2866242038217">
                <text:p>0.15286624203821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68085106382979">
                <text:p>0.1680851063829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9375">
                <text:p>0.09375</text:p>
              </table:table-cell>
              <table:table-cell office:value-type="float" office:value="0.196162046908316">
                <text:p>0.19616204690831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9164882226981">
                <text:p>0.169164882226981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56652360515021">
                <text:p>0.1566523605150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7741935483871">
                <text:p>0.1677419354838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362068965517">
                <text:p>0.2133620689655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92224622030238">
                <text:p>0.19222462203023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8311688311688">
                <text:p>0.1883116883116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4859002169197">
                <text:p>0.164859002169197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22004357298475">
                <text:p>0.122004357298475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8122270742358">
                <text:p>0.1681222707423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625">
                <text:p>0.0625</text:p>
              </table:table-cell>
              <table:table-cell office:value-type="float" office:value="0.175054704595186">
                <text:p>0.17505470459518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3626373626374">
                <text:p>0.1736263736263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079295154185">
                <text:p>0.160792951541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4525386313466">
                <text:p>0.154525386313466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3805309734513">
                <text:p>0.1438053097345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7960088691796">
                <text:p>0.1796008869179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1111111111111">
                <text:p>0.2111111111111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2583518930958">
                <text:p>0.162583518930958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0803571428571">
                <text:p>0.180803571428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0022371364653">
                <text:p>0.17002237136465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0582959641256">
                <text:p>0.190582959641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3033707865169">
                <text:p>0.173033707865169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961625282167">
                <text:p>0.1896162528216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80995475113122">
                <text:p>0.180995475113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70068027210884">
                <text:p>0.1700680272108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5454545454545">
                <text:p>0.1954545454545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59453302961276">
                <text:p>0.159453302961276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1232876712329">
                <text:p>0.1712328767123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9908466819222">
                <text:p>0.19908466819222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5779816513761">
                <text:p>0.1857798165137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7816091954023">
                <text:p>0.167816091954023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79723502304147">
                <text:p>0.1797235023041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013856812933">
                <text:p>0.18013856812933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67053364269142">
                <text:p>0.16705336426914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441860465116">
                <text:p>0.1674418604651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23543123543124">
                <text:p>0.123543123543124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241217798594848">
                <text:p>0.24121779859484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8403755868545">
                <text:p>0.1784037558685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62352941176471">
                <text:p>0.162352941176471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55660377358491">
                <text:p>0.1556603773584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232227488151659">
                <text:p>0.2322274881516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75771971496437">
                <text:p>0.175771971496437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0952380952381">
                <text:p>0.1809523809523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81384248210024">
                <text:p>0.181384248210024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856459330144">
                <text:p>0.1698564593301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43884892086331">
                <text:p>0.14388489208633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">
                <text:p>0.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4251207729469">
                <text:p>0.1642512077294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169491525423729">
                <text:p>0.16949152542372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2621359223301">
                <text:p>0.1626213592233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615571776156">
                <text:p>0.17761557177615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17073170731707">
                <text:p>0.2170731707317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8264058679707">
                <text:p>0.18826405867970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9017199017199">
                <text:p>0.199017199017199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1358024691358">
                <text:p>0.11358024691358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88118811881188">
                <text:p>0.1881188118811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96029776674938">
                <text:p>0.19602977667493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6716417910448">
                <text:p>0.1567164179104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082294264339">
                <text:p>0.167082294264339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9375">
                <text:p>0.09375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78391959798995">
                <text:p>0.1783919597989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6624685138539">
                <text:p>0.1662468513853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4141414141414">
                <text:p>0.1641414141414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2405063291139">
                <text:p>0.192405063291139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751269035533">
                <text:p>0.167512690355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78125">
                <text:p>0.078125</text:p>
              </table:table-cell>
              <table:table-cell office:value-type="float" office:value="0.165394402035623">
                <text:p>0.16539440203562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91326530612245">
                <text:p>0.191326530612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4143222506394">
                <text:p>0.184143222506394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56410256410256">
                <text:p>0.1564102564102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203084832904884">
                <text:p>0.203084832904884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221649484536082">
                <text:p>0.2216494845360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3953488372093">
                <text:p>0.1395348837209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3575129533679">
                <text:p>0.1735751295336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7012987012987">
                <text:p>0.18701298701298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3229166666667">
                <text:p>0.143229166666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25">
                <text:p>0.0625</text:p>
              </table:table-cell>
              <table:table-cell office:value-type="float" office:value="0.164490861618799">
                <text:p>0.16449086161879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246073298429">
                <text:p>0.1832460732984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67979002624672">
                <text:p>0.167979002624672</text:p>
              </table:table-cell>
              <table:table-cell office:value-type="float" office:value="0.1015625">
                <text:p>0.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4142480211082">
                <text:p>0.17414248021108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69761273209549">
                <text:p>0.16976127320954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4148936170213">
                <text:p>0.1941489361702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60427807486631">
                <text:p>0.1604278074866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3029490616622">
                <text:p>0.193029490616622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010752688172">
                <text:p>0.180107526881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96765498652291">
                <text:p>0.1967654986522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027027027027">
                <text:p>0.170270270270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40921409214092">
                <text:p>0.14092140921409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66212534059946">
                <text:p>0.16621253405994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9398907103825">
                <text:p>0.169398907103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7945205479452">
                <text:p>0.147945205479452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3296703296703">
                <text:p>0.20329670329670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59779614325069">
                <text:p>0.159779614325069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59375">
                <text:p>0.0859375</text:p>
              </table:table-cell>
              <table:table-cell office:value-type="float" office:value="0.187845303867403">
                <text:p>0.18784530386740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207756232686981">
                <text:p>0.207756232686981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75487465181058">
                <text:p>0.17548746518105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877094972067">
                <text:p>0.178770949720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91011235955056">
                <text:p>0.1910112359550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8125">
                <text:p>0.078125</text:p>
              </table:table-cell>
              <table:table-cell office:value-type="float" office:value="0.197183098591549">
                <text:p>0.197183098591549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8300283286119">
                <text:p>0.19830028328611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9375">
                <text:p>0.109375</text:p>
              </table:table-cell>
              <table:table-cell office:value-type="float" office:value="0.125356125356125">
                <text:p>0.12535612535612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83381088825215">
                <text:p>0.1833810888252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60919540229885">
                <text:p>0.1609195402298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181556195965418">
                <text:p>0.18155619596541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44508670520231">
                <text:p>0.1445086705202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79710144927536">
                <text:p>0.17971014492753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1015625">
                <text:p>0.1015625</text:p>
              </table:table-cell>
              <table:table-cell office:value-type="float" office:value="0.174418604651163">
                <text:p>0.1744186046511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9375">
                <text:p>0.09375</text:p>
              </table:table-cell>
              <table:table-cell office:value-type="float" office:value="0.239067055393586">
                <text:p>0.23906705539358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74269005848">
                <text:p>0.1637426900584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78125">
                <text:p>0.078125</text:p>
              </table:table-cell>
              <table:table-cell office:value-type="float" office:value="0.149560117302053">
                <text:p>0.14956011730205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9411764705882">
                <text:p>0.1794117647058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9375">
                <text:p>0.09375</text:p>
              </table:table-cell>
              <table:table-cell office:value-type="float" office:value="0.168141592920354">
                <text:p>0.168141592920354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9349112426036">
                <text:p>0.189349112426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186943620178042">
                <text:p>0.18694362017804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42857142857">
                <text:p>0.1696428571428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25">
                <text:p>0.0625</text:p>
              </table:table-cell>
              <table:table-cell office:value-type="float" office:value="0.185074626865672">
                <text:p>0.185074626865672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5688622754491">
                <text:p>0.1556886227544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8018018018018">
                <text:p>0.18018018018018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153614457831325">
                <text:p>0.1536144578313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78125">
                <text:p>0.078125</text:p>
              </table:table-cell>
              <table:table-cell office:value-type="float" office:value="0.190332326283988">
                <text:p>0.190332326283988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6969696969697">
                <text:p>0.169696969696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4528875379939">
                <text:p>0.194528875379939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52439024390244">
                <text:p>0.1524390243902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7737003058104">
                <text:p>0.17737003058104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65644171779141">
                <text:p>0.16564417177914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75384615384615">
                <text:p>0.175384615384615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19135802469136">
                <text:p>0.2191358024691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92546583850932">
                <text:p>0.1925465838509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202492211838006">
                <text:p>0.202492211838006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9278996865204">
                <text:p>0.16927899686520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213836477987421">
                <text:p>0.2138364779874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98738170347003">
                <text:p>0.198738170347003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8125">
                <text:p>0.078125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">
                <text:p>0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200636942675159">
                <text:p>0.2006369426751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78913738019169">
                <text:p>0.178913738019169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9710610932476">
                <text:p>0.18971061093247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">
                <text:p>0</text:p>
              </table:table-cell>
              <table:table-cell office:value-type="float" office:value="0.0703125">
                <text:p>0.0703125</text:p>
              </table:table-cell>
              <table:table-cell office:value-type="float" office:value="0.196774193548387">
                <text:p>0.19677419354838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8125">
                <text:p>0.078125</text:p>
              </table:table-cell>
              <table:table-cell office:value-type="float" office:value="0.172638436482085">
                <text:p>0.172638436482085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">
                <text:p>0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143790849673203">
                <text:p>0.1437908496732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86885245901639">
                <text:p>0.186885245901639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8125">
                <text:p>0.078125</text:p>
              </table:table-cell>
              <table:table-cell office:value-type="float" office:value="0.148514851485149">
                <text:p>0.148514851485149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19205298013245">
                <text:p>0.192052980132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2724252491694">
                <text:p>0.18272425249169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8125">
                <text:p>0.078125</text:p>
              </table:table-cell>
              <table:table-cell office:value-type="float" office:value="0.187290969899666">
                <text:p>0.18729096989966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">
                <text:p>0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147651006711409">
                <text:p>0.1476510067114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859375">
                <text:p>0.0859375</text:p>
              </table:table-cell>
              <table:table-cell office:value-type="float" office:value="0">
                <text:p>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03389830508475">
                <text:p>0.20338983050847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17687074829932">
                <text:p>0.1768707482993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177474402730375">
                <text:p>0.177474402730375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">
                <text:p>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4948453608247">
                <text:p>0.164948453608247</text:p>
              </table:table-cell>
              <table:table-cell office:value-type="float" office:value="0.0703125">
                <text:p>0.0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141379310344828">
                <text:p>0.1413793103448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217993079584775">
                <text:p>0.217993079584775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3194444444444">
                <text:p>0.1631944444444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98606271777003">
                <text:p>0.198606271777003</text:p>
              </table:table-cell>
              <table:table-cell office:value-type="float" office:value="0.1171875">
                <text:p>0.1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">
                <text:p>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#NAN">
                <text:p>1.#NAN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#NAN">
                <text:p>1.#NAN</text:p>
              </table:table-cell>
              <table:table-cell office:value-type="float" office:value="0.219081272084806">
                <text:p>0.219081272084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943262411348">
                <text:p>0.1879432624113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#NAN">
                <text:p>1.#NAN</text:p>
              </table:table-cell>
              <table:table-cell office:value-type="float" office:value="0.167259786476868">
                <text:p>0.167259786476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#NAN">
                <text:p>1.#NAN</text:p>
              </table:table-cell>
              <table:table-cell office:value-type="float" office:value="0.132616487455197">
                <text:p>0.132616487455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9064748201439">
                <text:p>0.16906474820143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#NAN">
                <text:p>1.#NAN</text:p>
              </table:table-cell>
              <table:table-cell office:value-type="float" office:value="0.176895306859206">
                <text:p>0.1768953068592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36231884058">
                <text:p>0.1775362318840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#NAN">
                <text:p>1.#NAN</text:p>
              </table:table-cell>
              <table:table-cell office:value-type="float" office:value="0.196363636363636">
                <text:p>0.1963636363636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32116788321">
                <text:p>0.1788321167883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#NAN">
                <text:p>1.#NAN</text:p>
              </table:table-cell>
              <table:table-cell office:value-type="float" office:value="0.212454212454212">
                <text:p>0.212454212454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205882352941">
                <text:p>0.2022058823529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#NAN">
                <text:p>1.#NAN</text:p>
              </table:table-cell>
              <table:table-cell office:value-type="float" office:value="0.22140221402214">
                <text:p>0.221402214022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6296296296296">
                <text:p>0.1962962962962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#NAN">
                <text:p>1.#NAN</text:p>
              </table:table-cell>
              <table:table-cell office:value-type="float" office:value="0.211895910780669">
                <text:p>0.2118959107806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44776119403">
                <text:p>0.160447761194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0.157303370786517">
                <text:p>0.1573033707865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6616541353383">
                <text:p>0.1466165413533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#NAN">
                <text:p>1.#NAN</text:p>
              </table:table-cell>
              <table:table-cell office:value-type="float" office:value="0.233962264150943">
                <text:p>0.2339622641509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#NAN">
                <text:p>1.#NAN</text:p>
              </table:table-cell>
              <table:table-cell office:value-type="float" office:value="0.182509505703422">
                <text:p>0.1825095057034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#NAN">
                <text:p>1.#NAN</text:p>
              </table:table-cell>
              <table:table-cell office:value-type="float" office:value="0.160919540229885">
                <text:p>0.1609195402298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#NAN">
                <text:p>1.#NAN</text:p>
              </table:table-cell>
              <table:table-cell office:value-type="float" office:value="0.227799227799228">
                <text:p>0.227799227799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#NAN">
                <text:p>1.#NAN</text:p>
              </table:table-cell>
              <table:table-cell office:value-type="float" office:value="0.190661478599222">
                <text:p>0.190661478599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96875">
                <text:p>0.17968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#NAN">
                <text:p>1.#NAN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4409448818898">
                <text:p>0.2244094488188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#NAN">
                <text:p>1.#NAN</text:p>
              </table:table-cell>
              <table:table-cell office:value-type="float" office:value="0.209486166007905">
                <text:p>0.2094861660079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8253968253968">
                <text:p>0.2182539682539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#NAN">
                <text:p>1.#NAN</text:p>
              </table:table-cell>
              <table:table-cell office:value-type="float" office:value="0.219123505976096">
                <text:p>0.2191235059760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#NAN">
                <text:p>1.#NAN</text:p>
              </table:table-cell>
              <table:table-cell office:value-type="float" office:value="0.192771084337349">
                <text:p>0.192771084337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193548387097">
                <text:p>0.1491935483870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#NAN">
                <text:p>1.#NAN</text:p>
              </table:table-cell>
              <table:table-cell office:value-type="float" office:value="0.198380566801619">
                <text:p>0.1983805668016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71544715447">
                <text:p>0.1544715447154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#NAN">
                <text:p>1.#NAN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#NAN">
                <text:p>1.#NAN</text:p>
              </table:table-cell>
              <table:table-cell office:value-type="float" office:value="0.181069958847737">
                <text:p>0.1810699588477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479338842975">
                <text:p>0.2024793388429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#NAN">
                <text:p>1.#NAN</text:p>
              </table:table-cell>
              <table:table-cell office:value-type="float" office:value="0.219917012448133">
                <text:p>0.2199170124481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#NAN">
                <text:p>1.#NAN</text:p>
              </table:table-cell>
              <table:table-cell office:value-type="float" office:value="0.146443514644351">
                <text:p>0.1464435146443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#NAN">
                <text:p>1.#NAN</text:p>
              </table:table-cell>
              <table:table-cell office:value-type="float" office:value="0.168776371308017">
                <text:p>0.1687763713080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#NAN">
                <text:p>1.#NAN</text:p>
              </table:table-cell>
              <table:table-cell office:value-type="float" office:value="0.174468085106383">
                <text:p>0.1744680851063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#NAN">
                <text:p>1.#NAN</text:p>
              </table:table-cell>
              <table:table-cell office:value-type="float" office:value="0.214592274678112">
                <text:p>0.2145922746781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#NAN">
                <text:p>1.#NAN</text:p>
              </table:table-cell>
              <table:table-cell office:value-type="float" office:value="0.16017316017316">
                <text:p>0.160173160173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#NAN">
                <text:p>1.#NAN</text:p>
              </table:table-cell>
              <table:table-cell office:value-type="float" office:value="0.200873362445415">
                <text:p>0.2008733624454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#NAN">
                <text:p>1.#NAN</text:p>
              </table:table-cell>
              <table:table-cell office:value-type="float" office:value="0.167400881057269">
                <text:p>0.1674008810572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3716814159292">
                <text:p>0.1637168141592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#NAN">
                <text:p>1.#NAN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#NAN">
                <text:p>1.#NAN</text:p>
              </table:table-cell>
              <table:table-cell office:value-type="float" office:value="0.210762331838565">
                <text:p>0.2107623318385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8198198198198">
                <text:p>0.1981981981981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#NAN">
                <text:p>1.#NAN</text:p>
              </table:table-cell>
              <table:table-cell office:value-type="float" office:value="0.190045248868778">
                <text:p>0.1900452488687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9090909090909">
                <text:p>0.2090909090909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#NAN">
                <text:p>1.#NAN</text:p>
              </table:table-cell>
              <table:table-cell office:value-type="float" office:value="0.200913242009132">
                <text:p>0.2009132420091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899082568807">
                <text:p>0.1788990825688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#NAN">
                <text:p>1.#NAN</text:p>
              </table:table-cell>
              <table:table-cell office:value-type="float" office:value="0.179723502304147">
                <text:p>0.179723502304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#NAN">
                <text:p>1.#NAN</text:p>
              </table:table-cell>
              <table:table-cell office:value-type="float" office:value="0.195348837209302">
                <text:p>0.1953488372093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570093457944">
                <text:p>0.17757009345794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#NAN">
                <text:p>1.#NAN</text:p>
              </table:table-cell>
              <table:table-cell office:value-type="float" office:value="0.206572769953052">
                <text:p>0.2065727699530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3962264150943">
                <text:p>0.1839622641509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#NAN">
                <text:p>1.#NAN</text:p>
              </table:table-cell>
              <table:table-cell office:value-type="float" office:value="0.180094786729858">
                <text:p>0.180094786729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#NAN">
                <text:p>1.#NAN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4757281553398">
                <text:p>0.1747572815533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#NAN">
                <text:p>1.#NAN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267326732673">
                <text:p>0.1732673267326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#NAN">
                <text:p>1.#NAN</text:p>
              </table:table-cell>
              <table:table-cell office:value-type="float" office:value="0.154228855721393">
                <text:p>0.1542288557213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#NAN">
                <text:p>1.#NAN</text:p>
              </table:table-cell>
              <table:table-cell office:value-type="float" office:value="0.180904522613065">
                <text:p>0.180904522613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565656565657">
                <text:p>0.1565656565656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#NAN">
                <text:p>1.#NAN</text:p>
              </table:table-cell>
              <table:table-cell office:value-type="float" office:value="0.203045685279188">
                <text:p>0.2030456852791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#NAN">
                <text:p>1.#NAN</text:p>
              </table:table-cell>
              <table:table-cell office:value-type="float" office:value="0.179487179487179">
                <text:p>0.1794871794871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175257731959">
                <text:p>0.1391752577319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#NAN">
                <text:p>1.#NAN</text:p>
              </table:table-cell>
              <table:table-cell office:value-type="float" office:value="0.181347150259067">
                <text:p>0.1813471502590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#NAN">
                <text:p>1.#NAN</text:p>
              </table:table-cell>
              <table:table-cell office:value-type="float" office:value="0.219895287958115">
                <text:p>0.2198952879581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9473684210526">
                <text:p>0.1894736842105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#NAN">
                <text:p>1.#NAN</text:p>
              </table:table-cell>
              <table:table-cell office:value-type="float" office:value="0.216931216931217">
                <text:p>0.216931216931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#NAN">
                <text:p>1.#NAN</text:p>
              </table:table-cell>
              <table:table-cell office:value-type="float" office:value="0.197860962566845">
                <text:p>0.1978609625668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#NAN">
                <text:p>1.#NAN</text:p>
              </table:table-cell>
              <table:table-cell office:value-type="float" office:value="0.210810810810811">
                <text:p>0.2108108108108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#NAN">
                <text:p>1.#NAN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6813186813187">
                <text:p>0.1868131868131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#NAN">
                <text:p>1.#NAN</text:p>
              </table:table-cell>
              <table:table-cell office:value-type="float" office:value="0.248618784530387">
                <text:p>0.2486187845303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7777777777778">
                <text:p>0.1777777777777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#NAN">
                <text:p>1.#NAN</text:p>
              </table:table-cell>
              <table:table-cell office:value-type="float" office:value="0.189944134078212">
                <text:p>0.189944134078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1685393258427">
                <text:p>0.1516853932584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#NAN">
                <text:p>1.#NAN</text:p>
              </table:table-cell>
              <table:table-cell office:value-type="float" office:value="0.180790960451977">
                <text:p>0.1807909604519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#NAN">
                <text:p>1.#NAN</text:p>
              </table:table-cell>
              <table:table-cell office:value-type="float" office:value="0.234285714285714">
                <text:p>0.234285714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16091954023">
                <text:p>0.178160919540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#NAN">
                <text:p>1.#NAN</text:p>
              </table:table-cell>
              <table:table-cell office:value-type="float" office:value="0.260115606936416">
                <text:p>0.2601156069364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0232558139535">
                <text:p>0.1802325581395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#NAN">
                <text:p>1.#NAN</text:p>
              </table:table-cell>
              <table:table-cell office:value-type="float" office:value="0.198830409356725">
                <text:p>0.1988304093567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#NAN">
                <text:p>1.#NAN</text:p>
              </table:table-cell>
              <table:table-cell office:value-type="float" office:value="0.254437869822485">
                <text:p>0.2544378698224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#NAN">
                <text:p>1.#NAN</text:p>
              </table:table-cell>
              <table:table-cell office:value-type="float" office:value="0.197604790419162">
                <text:p>0.197604790419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506024096386">
                <text:p>0.1265060240963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926829268293">
                <text:p>0.18292682926829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#NAN">
                <text:p>1.#NAN</text:p>
              </table:table-cell>
              <table:table-cell office:value-type="float" office:value="0.233128834355828">
                <text:p>0.233128834355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#NAN">
                <text:p>1.#NAN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#NAN">
                <text:p>1.#NAN</text:p>
              </table:table-cell>
              <table:table-cell office:value-type="float" office:value="0.176100628930818">
                <text:p>0.1761006289308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#NAN">
                <text:p>1.#NAN</text:p>
              </table:table-cell>
              <table:table-cell office:value-type="float" office:value="0.171974522292994">
                <text:p>0.171974522292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#NAN">
                <text:p>1.#NAN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9350649350649">
                <text:p>0.1493506493506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#NAN">
                <text:p>1.#NAN</text:p>
              </table:table-cell>
              <table:table-cell office:value-type="float" office:value="0.209150326797386">
                <text:p>0.2091503267973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3947368421053">
                <text:p>0.2039473684210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#NAN">
                <text:p>1.#NAN</text:p>
              </table:table-cell>
              <table:table-cell office:value-type="float" office:value="0.198675496688742">
                <text:p>0.1986754966887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#NAN">
                <text:p>1.#NAN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8378378378378">
                <text:p>0.1283783783783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#NAN">
                <text:p>1.#NAN</text:p>
              </table:table-cell>
              <table:table-cell office:value-type="float" office:value="0.163265306122449">
                <text:p>0.163265306122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383561643836">
                <text:p>0.1643835616438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#NAN">
                <text:p>1.#NAN</text:p>
              </table:table-cell>
              <table:table-cell office:value-type="float" office:value="0.193103448275862">
                <text:p>0.1931034482758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#NAN">
                <text:p>1.#NAN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7183098591549">
                <text:p>0.1971830985915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#NAN">
                <text:p>1.#NAN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714285714286">
                <text:p>0.18571428571428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#NAN">
                <text:p>1.#NAN</text:p>
              </table:table-cell>
              <table:table-cell office:value-type="float" office:value="0.280575539568345">
                <text:p>0.280575539568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#NAN">
                <text:p>1.#NAN</text:p>
              </table:table-cell>
              <table:table-cell office:value-type="float" office:value="0.248175182481752">
                <text:p>0.2481751824817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4411764705882">
                <text:p>0.1544117647058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#NAN">
                <text:p>1.#NAN</text:p>
              </table:table-cell>
              <table:table-cell office:value-type="float" office:value="0.207407407407407">
                <text:p>0.2074074074074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#NAN">
                <text:p>1.#NAN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#NAN">
                <text:p>1.#NAN</text:p>
              </table:table-cell>
              <table:table-cell office:value-type="float" office:value="0.183206106870229">
                <text:p>0.183206106870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#NAN">
                <text:p>1.#NAN</text:p>
              </table:table-cell>
              <table:table-cell office:value-type="float" office:value="0.24031007751938">
                <text:p>0.24031007751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#NAN">
                <text:p>1.#NAN</text:p>
              </table:table-cell>
              <table:table-cell office:value-type="float" office:value="0.188976377952756">
                <text:p>0.1889763779527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6984126984127">
                <text:p>0.1269841269841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#NAN">
                <text:p>1.#NAN</text:p>
              </table:table-cell>
              <table:table-cell office:value-type="float" office:value="0.184">
                <text:p>0.1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3870967741935">
                <text:p>0.2338709677419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#NAN">
                <text:p>1.#NAN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5737704918033">
                <text:p>0.1557377049180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#NAN">
                <text:p>1.#NAN</text:p>
              </table:table-cell>
              <table:table-cell office:value-type="float" office:value="0.28099173553719">
                <text:p>0.280991735537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#NAN">
                <text:p>1.#NAN</text:p>
              </table:table-cell>
              <table:table-cell office:value-type="float" office:value="0.277310924369748">
                <text:p>0.2773109243697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5593220338983">
                <text:p>0.1355932203389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#NAN">
                <text:p>1.#NAN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#NAN">
                <text:p>1.#NAN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#NAN">
                <text:p>1.#NAN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#NAN">
                <text:p>1.#NAN</text:p>
              </table:table-cell>
              <table:table-cell office:value-type="float" office:value="0.171171171171171">
                <text:p>0.1711711711711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#NAN">
                <text:p>1.#NAN</text:p>
              </table:table-cell>
              <table:table-cell office:value-type="float" office:value="0.247706422018349">
                <text:p>0.2477064220183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#NAN">
                <text:p>1.#NAN</text:p>
              </table:table-cell>
              <table:table-cell office:value-type="float" office:value="0.261682242990654">
                <text:p>0.2616822429906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#NAN">
                <text:p>1.#NAN</text:p>
              </table:table-cell>
              <table:table-cell office:value-type="float" office:value="0.161904761904762">
                <text:p>0.1619047619047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2692307692308">
                <text:p>0.1826923076923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#NAN">
                <text:p>1.#NAN</text:p>
              </table:table-cell>
              <table:table-cell office:value-type="float" office:value="0.184466019417476">
                <text:p>0.1844660194174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#NAN">
                <text:p>1.#NAN</text:p>
              </table:table-cell>
              <table:table-cell office:value-type="float" office:value="0.217821782178218">
                <text:p>0.2178217821782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#NAN">
                <text:p>1.#NAN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#NAN">
                <text:p>1.#NAN</text:p>
              </table:table-cell>
              <table:table-cell office:value-type="float" office:value="0.185567010309278">
                <text:p>0.1855670103092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#NAN">
                <text:p>1.#NAN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531914893617">
                <text:p>0.255319148936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5652173913043">
                <text:p>0.195652173913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#NAN">
                <text:p>1.#NAN</text:p>
              </table:table-cell>
              <table:table-cell office:value-type="float" office:value="0.351648351648352">
                <text:p>0.3516483516483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#NAN">
                <text:p>1.#NAN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95454545454545">
                <text:p>0.07954545454545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0.195402298850575">
                <text:p>0.1954022988505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093023255814">
                <text:p>0.220930232558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#NAN">
                <text:p>1.#NAN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#NAN">
                <text:p>1.#NAN</text:p>
              </table:table-cell>
              <table:table-cell office:value-type="float" office:value="0.240963855421687">
                <text:p>0.2409638554216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4146341463415">
                <text:p>0.1341463414634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#NAN">
                <text:p>1.#NAN</text:p>
              </table:table-cell>
              <table:table-cell office:value-type="float" office:value="0.253164556962025">
                <text:p>0.2531645569620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#NAN">
                <text:p>1.#NAN</text:p>
              </table:table-cell>
              <table:table-cell office:value-type="float" office:value="0.324675324675325">
                <text:p>0.3246753246753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2702702702703">
                <text:p>0.2027027027027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#NAN">
                <text:p>1.#NAN</text:p>
              </table:table-cell>
              <table:table-cell office:value-type="float" office:value="0.315068493150685">
                <text:p>0.3150684931506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#NAN">
                <text:p>1.#NAN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#NAN">
                <text:p>1.#NAN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02941176470588">
                <text:p>0.1029411764705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#NAN">
                <text:p>1.#NAN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#NAN">
                <text:p>1.#NAN</text:p>
              </table:table-cell>
              <table:table-cell office:value-type="float" office:value="0.276923076923077">
                <text:p>0.2769230769230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#NAN">
                <text:p>1.#NAN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#NAN">
                <text:p>1.#NAN</text:p>
              </table:table-cell>
              <table:table-cell office:value-type="float" office:value="0.245901639344262">
                <text:p>0.2459016393442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#NAN">
                <text:p>1.#NAN</text:p>
              </table:table-cell>
              <table:table-cell office:value-type="float" office:value="0.35593220338983">
                <text:p>0.3559322033898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#NAN">
                <text:p>1.#NAN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#NAN">
                <text:p>1.#NAN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#NAN">
                <text:p>1.#NAN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#NAN">
                <text:p>1.#NAN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#NAN">
                <text:p>1.#NAN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#NAN">
                <text:p>1.#NAN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#NAN">
                <text:p>1.#NAN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#NAN">
                <text:p>1.#NAN</text:p>
              </table:table-cell>
              <table:table-cell office:value-type="float" office:value="0.325581395348837">
                <text:p>0.3255813953488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1904761904762">
                <text:p>0.2619047619047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#NAN">
                <text:p>1.#NAN</text:p>
              </table:table-cell>
              <table:table-cell office:value-type="float" office:value="0.341463414634146">
                <text:p>0.3414634146341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#NAN">
                <text:p>1.#NAN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6842105263158">
                <text:p>0.2368421052631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#NAN">
                <text:p>1.#NAN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#NAN">
                <text:p>1.#NAN</text:p>
              </table:table-cell>
              <table:table-cell office:value-type="float" office:value="0.424242424242424">
                <text:p>0.4242424242424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#NAN">
                <text:p>1.#NAN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#NAN">
                <text:p>1.#NAN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#NAN">
                <text:p>1.#NAN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#NAN">
                <text:p>1.#NAN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#NAN">
                <text:p>1.#NAN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#NAN">
                <text:p>1.#NAN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#NAN">
                <text:p>1.#NAN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#NAN">
                <text:p>1.#NAN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#NAN">
                <text:p>1.#NAN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#NAN">
                <text:p>1.#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#NAN">
                <text:p>1.#NAN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#NAN">
                <text:p>1.#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ffff" draw:fill-color="#ffffff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51cm" svg:stroke-color="#ffffff" draw:fill-color="#ffff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9cm" svg:height="8.002cm" xlink:href="." chart:class="chart:scatter" chart:style-name="ch1">
        <chart:legend chart:legend-position="bottom" svg:x="4.555cm" svg:y="7.278cm" chart:style-name="ch2"/>
        <chart:plot-area chart:style-name="ch3" chart:data-source-has-labels="both" svg:x="0.277cm" svg:y="0.16cm" svg:width="11.197cm" svg:height="7cm">
          <chart:axis chart:dimension="x" chart:name="primary-x" chart:style-name="ch4">
            <chart:title svg:x="4.711cm" svg:y="6.748cm" chart:style-name="ch5">
              <text:p>input as "length"</text:p>
            </chart:title>
            <chart:categories table:cell-range-address="local-table.$B$1:.$E$1"/>
          </chart:axis>
          <chart:axis chart:dimension="y" chart:name="primary-y" chart:style-name="ch4">
            <chart:title svg:x="0.238cm" svg:y="4.622cm" chart:style-name="ch6">
              <text:p>10⁴  function calls</text:p>
            </chart:title>
            <chart:grid chart:style-name="ch7" chart:class="major"/>
          </chart:axis>
          <chart:axis chart:dimension="y" chart:name="secondary-y" chart:style-name="ch8">
            <chart:title svg:x="11.141cm" svg:y="4.499cm" chart:style-name="ch9">
              <text:p>time in seconds</text:p>
            </chart:title>
          </chart:axis>
          <chart:series chart:attached-axis="primary-y" chart:style-name="ch10" chart:values-cell-range-address="local-table.$B$3:.$E$3" chart:label-cell-address="local-table.$A$3" chart:class="chart:scatter">
            <chart:domain table:cell-range-address="local-table.$B$2:.$E$2"/>
            <chart:data-point chart:repeated="4"/>
          </chart:series>
          <chart:series chart:attached-axis="secondary-y" chart:style-name="ch11" chart:values-cell-range-address="local-table.$B$4:.$E$4" chart:label-cell-address="local-table.$A$4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2100">
                <text:p>210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4.30774">
                <text:p>4.30774</text:p>
              </table:table-cell>
              <table:table-cell office:value-type="float" office:value="21.09737">
                <text:p>21.09737</text:p>
              </table:table-cell>
              <table:table-cell office:value-type="float" office:value="280.79785">
                <text:p>280.79785</text:p>
              </table:table-cell>
              <table:table-cell office:value-type="float" office:value="1505.51393">
                <text:p>1505.51393</text:p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1.55">
                <text:p>1.55</text:p>
              </table:table-cell>
              <table:table-cell office:value-type="float" office:value="8.19">
                <text:p>8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